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6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713cm"/>
    </style:style>
    <style:style style:name="gr4" style:family="graphic" style:parent-style-name="objectwithoutfill">
      <style:graphic-properties svg:stroke-color="#0000ff" draw:fill="none" draw:textarea-vertical-align="middle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Objekt_20_ohne_20_Füllung_20_und_20_ohne_20_Linie">
      <style:graphic-properties draw:textarea-vertical-align="middle" draw:ole-draw-aspect="1" style:protect="size"/>
    </style:style>
    <style:style style:name="gr7" style:family="graphic" style:parent-style-name="standard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81cm" svg:stroke-color="#00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106cm" svg:stroke-color="#0000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svg:stroke-color="#0099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81cm" svg:stroke-color="#0066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text-align="center"/>
      <style:text-properties fo:color="#000000" fo:font-weight="normal" style:font-weight-asian="normal" style:font-weight-complex="normal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color="#ff0000" style:text-line-through-style="solid" fo:font-weight="bold" style:font-weight-asian="bold" style:font-weight-complex="bold"/>
    </style:style>
    <style:style style:name="P6" style:family="paragraph">
      <style:paragraph-properties fo:text-align="center"/>
      <style:text-properties fo:color="#ff0000" style:text-line-through-style="none" fo:font-weight="bold" style:font-weight-asian="bold" style:font-weight-complex="bold"/>
    </style:style>
    <style:style style:name="P7" style:family="paragraph">
      <style:paragraph-properties fo:text-align="center"/>
      <style:text-properties fo:color="#ff0000" fo:font-weight="bold" style:font-weight-asian="bold" style:font-weight-complex="bold"/>
    </style:style>
    <style:style style:name="P8" style:family="paragraph">
      <style:paragraph-properties fo:text-align="center"/>
      <style:text-properties fo:color="#000000" style:text-line-through-style="solid" fo:font-weight="normal" style:font-weight-asian="normal" style:font-weight-complex="normal"/>
    </style:style>
    <style:style style:name="P9" style:family="paragraph">
      <style:paragraph-properties fo:text-align="center"/>
      <style:text-properties fo:color="#000000" style:text-line-through-style="none" fo:font-weight="normal" style:font-weight-asian="normal" style:font-weight-complex="normal"/>
    </style:style>
    <style:style style:name="P10" style:family="paragraph">
      <style:paragraph-properties fo:text-align="center"/>
      <style:text-properties style:text-line-through-style="solid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color="#ff0000" style:text-line-through-style="solid" fo:font-weight="bold" style:font-weight-asian="bold" style:font-weight-complex="bold"/>
    </style:style>
    <style:style style:name="T5" style:family="text">
      <style:text-properties fo:color="#ff0000" style:text-line-through-style="none" fo:font-weight="bold" style:font-weight-asian="bold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000000" style:text-line-through-style="solid" fo:font-weight="normal" style:font-weight-asian="normal" style:font-weight-complex="normal"/>
    </style:style>
    <style:style style:name="T8" style:family="text">
      <style:text-properties fo:color="#000000" style:text-line-through-style="none" fo:font-weight="normal" style:font-weight-asian="normal" style:font-weight-complex="normal"/>
    </style:style>
    <style:style style:name="T9" style:family="text">
      <style:text-properties style:text-line-through-style="soli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xml:id="id1" draw:id="id1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9" draw:id="id9" draw:layer="layout" svg:width="1.2cm" svg:height="1.4cm" svg:x="6.7cm" svg:y="0.6cm">
            <text:p text:style-name="P1">10</text:p>
          </draw:rect>
          <draw:rect draw:style-name="gr1" draw:text-style-name="P1" xml:id="id7" draw:id="id7" draw:layer="layout" svg:width="1.2cm" svg:height="1.4cm" svg:x="5.5cm" svg:y="0.6cm">
            <text:p text:style-name="P1">8</text:p>
          </draw:rect>
          <draw:rect draw:style-name="gr1" draw:text-style-name="P1" xml:id="id5" draw:id="id5" draw:layer="layout" svg:width="1.2cm" svg:height="1.4cm" svg:x="4.3cm" svg:y="0.6cm">
            <text:p text:style-name="P1">6</text:p>
          </draw:rect>
          <draw:rect draw:style-name="gr1" draw:text-style-name="P1" xml:id="id3" draw:id="id3" draw:layer="layout" svg:width="1.2cm" svg:height="1.4cm" svg:x="3.1cm" svg:y="0.6cm">
            <text:p text:style-name="P1">4</text:p>
          </draw:rect>
          <draw:rect draw:style-name="gr1" draw:text-style-name="P1" draw:layer="layout" svg:width="1.2cm" svg:height="1.4cm" svg:x="1.9cm" svg:y="5.4cm">
            <text:p text:style-name="P1">1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1" draw:layer="layout" svg:width="1.2cm" svg:height="1.4cm" svg:x="5.5cm" svg:y="5.4cm">
            <text:p text:style-name="P1">4</text:p>
          </draw:rect>
          <draw:rect draw:style-name="gr1" draw:text-style-name="P1" draw:layer="layout" svg:width="1.2cm" svg:height="1.4cm" svg:x="4.3cm" svg:y="5.4cm">
            <text:p text:style-name="P1">3</text:p>
          </draw:rect>
          <draw:rect draw:style-name="gr1" draw:text-style-name="P1" draw:layer="layout" svg:width="1.2cm" svg:height="1.4cm" svg:x="3.1cm" svg:y="5.4cm">
            <text:p text:style-name="P1">2</text:p>
          </draw:rect>
          <draw:rect draw:style-name="gr1" draw:text-style-name="P1" draw:layer="layout" svg:width="1.2cm" svg:height="1.4cm" svg:x="15.1cm" svg:y="5.4cm">
            <text:p text:style-name="P1">1</text:p>
          </draw:rect>
          <draw:rect draw:style-name="gr1" draw:text-style-name="P1" draw:layer="layout" svg:width="1.2cm" svg:height="1.4cm" svg:x="13.9cm" svg:y="5.4cm">
            <text:p text:style-name="P1">0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2" draw:id="id2" draw:layer="layout" svg:width="1.2cm" svg:height="1.4cm" svg:x="1.9cm" svg:y="2.5cm">
            <text:p text:style-name="P1">4</text:p>
          </draw:rect>
          <draw:rect draw:style-name="gr1" draw:text-style-name="P1" xml:id="id10" draw:id="id10" draw:layer="layout" svg:width="1.2cm" svg:height="1.4cm" svg:x="6.7cm" svg:y="2.5cm">
            <text:p text:style-name="P1">2</text:p>
          </draw:rect>
          <draw:rect draw:style-name="gr1" draw:text-style-name="P1" xml:id="id8" draw:id="id8" draw:layer="layout" svg:width="1.2cm" svg:height="1.4cm" svg:x="5.5cm" svg:y="2.5cm">
            <text:p text:style-name="P1">2</text:p>
          </draw:rect>
          <draw:rect draw:style-name="gr1" draw:text-style-name="P1" xml:id="id6" draw:id="id6" draw:layer="layout" svg:width="1.2cm" svg:height="1.4cm" svg:x="4.3cm" svg:y="2.5cm">
            <text:p text:style-name="P1">2</text:p>
          </draw:rect>
          <draw:rect draw:style-name="gr1" draw:text-style-name="P1" xml:id="id4" draw:id="id4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1" draw:start-glue-point="2" draw:end-shape="id2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3" draw:start-glue-point="2" draw:end-shape="id4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5" draw:start-glue-point="2" draw:end-shape="id6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7" draw:start-glue-point="2" draw:end-shape="id8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9" draw:start-glue-point="2" draw:end-shape="id10" draw:end-glue-point="0" svg:d="M7300 2000v500">
            <text:p/>
          </draw:connector>
          <draw:rect draw:style-name="gr5" draw:text-style-name="P1" draw:layer="layout" svg:width="1.2cm" svg:height="1.4cm" svg:x="1.907cm" svg:y="7.993cm">
            <text:p/>
          </draw:rect>
          <draw:rect draw:style-name="gr5" draw:text-style-name="P1" draw:layer="layout" svg:width="1.2cm" svg:height="1.4cm" svg:x="6.707cm" svg:y="7.993cm">
            <text:p/>
          </draw:rect>
          <draw:rect draw:style-name="gr5" draw:text-style-name="P1" draw:layer="layout" svg:width="1.2cm" svg:height="1.4cm" svg:x="5.507cm" svg:y="7.993cm">
            <text:p/>
          </draw:rect>
          <draw:rect draw:style-name="gr5" draw:text-style-name="P1" draw:layer="layout" svg:width="1.2cm" svg:height="1.4cm" svg:x="4.307cm" svg:y="7.993cm">
            <text:p/>
          </draw:rect>
          <draw:rect draw:style-name="gr5" draw:text-style-name="P1" draw:layer="layout" svg:width="1.2cm" svg:height="1.4cm" svg:x="3.107cm" svg:y="7.993cm">
            <text:p/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frame draw:style-name="gr6" draw:text-style-name="P1" draw:layer="layout" svg:width="1.22cm" svg:height="0.61cm" svg:x="1.9cm" svg:y="8.39cm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style-name="gr6" draw:text-style-name="P1" draw:layer="layout" svg:width="1.22cm" svg:height="0.61cm" svg:x="6.7cm" svg:y="8.39cm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style-name="gr6" draw:text-style-name="P1" draw:layer="layout" svg:width="1.22cm" svg:height="0.61cm" svg:x="5.5cm" svg:y="8.39cm">
            <draw:object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style-name="gr6" draw:text-style-name="P1" draw:layer="layout" svg:width="1.22cm" svg:height="0.61cm" svg:x="4.3cm" svg:y="8.39cm">
            <draw:object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style-name="gr6" draw:text-style-name="P1" draw:layer="layout" svg:width="1.22cm" svg:height="0.61cm" svg:x="3.1cm" svg:y="8.39cm">
            <draw:object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draw:g>
        <draw:ellipse draw:style-name="gr7" draw:text-style-name="P1" xml:id="id11" draw:id="id11" draw:layer="layout" svg:width="1.3cm" svg:height="1.2cm" svg:x="21.8cm" svg:y="2.9cm">
          <text:p text:style-name="P1">0</text:p>
        </draw:ellipse>
        <draw:ellipse draw:style-name="gr7" draw:text-style-name="P1" xml:id="id12" draw:id="id12" draw:layer="layout" svg:width="1.3cm" svg:height="1.2cm" svg:x="25.3cm" svg:y="0.2cm">
          <text:p text:style-name="P1">4</text:p>
        </draw:ellipse>
        <draw:ellipse draw:style-name="gr1" draw:text-style-name="P1" xml:id="id14" draw:id="id14" draw:layer="layout" svg:width="1.3cm" svg:height="1.2cm" svg:x="18.7cm" svg:y="5.5cm">
          <text:p text:style-name="P1">2</text:p>
        </draw:ellipse>
        <draw:ellipse draw:style-name="gr1" draw:text-style-name="P1" xml:id="id13" draw:id="id13" draw:layer="layout" svg:width="1.3cm" svg:height="1.2cm" svg:x="25.4cm" svg:y="5.5cm">
          <text:p text:style-name="P1">3</text:p>
        </draw:ellipse>
        <draw:ellipse draw:style-name="gr1" draw:text-style-name="P1" xml:id="id15" draw:id="id15" draw:layer="layout" svg:width="1.3cm" svg:height="1.2cm" svg:x="18.7cm" svg:y="0.2cm">
          <text:p text:style-name="P1">1</text:p>
        </draw:ellipse>
        <draw:connector draw:style-name="gr8" draw:text-style-name="P1" draw:layer="layout" draw:type="line" svg:x1="22.45cm" svg:y1="2.9cm" svg:x2="25.95cm" svg:y2="1.4cm" draw:start-shape="id11" draw:start-glue-point="0" draw:end-shape="id12" draw:end-glue-point="2" svg:d="M22450 2900l3500-1500">
          <text:p/>
        </draw:connector>
        <draw:connector draw:style-name="gr8" draw:text-style-name="P1" draw:layer="layout" draw:type="line" svg:x1="22.45cm" svg:y1="4.1cm" svg:x2="26.05cm" svg:y2="5.5cm" draw:start-shape="id11" draw:start-glue-point="2" draw:end-shape="id13" draw:end-glue-point="0" svg:d="M22450 4100l3600 1400">
          <text:p/>
        </draw:connector>
        <draw:connector draw:style-name="gr8" draw:text-style-name="P1" draw:layer="layout" draw:type="line" svg:x1="22.45cm" svg:y1="4.1cm" svg:x2="19.35cm" svg:y2="5.5cm" draw:start-shape="id11" draw:start-glue-point="2" draw:end-shape="id14" draw:end-glue-point="0" svg:d="M22450 4100l-3100 1400">
          <text:p/>
        </draw:connector>
        <draw:connector draw:style-name="gr8" draw:text-style-name="P1" draw:layer="layout" draw:type="line" svg:x1="22.45cm" svg:y1="2.9cm" svg:x2="19.35cm" svg:y2="1.4cm" draw:start-shape="id11" draw:start-glue-point="0" draw:end-shape="id15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14" draw:start-glue-point="1" draw:end-shape="id13" draw:end-glue-point="3" svg:d="M20000 6100h5400">
          <text:p/>
        </draw:connector>
        <draw:connector draw:style-name="gr8" draw:text-style-name="P1" draw:layer="layout" draw:type="line" svg:x1="20cm" svg:y1="0.8cm" svg:x2="25.3cm" svg:y2="0.8cm" draw:start-shape="id15" draw:start-glue-point="1" draw:end-shape="id12" draw:end-glue-point="3" svg:d="M20000 800h5300">
          <text:p/>
        </draw:connector>
        <draw:rect draw:style-name="gr1" draw:text-style-name="P1" draw:layer="layout" svg:width="1.2cm" svg:height="1.4cm" svg:x="1.921cm" svg:y="10.093cm">
          <text:p text:style-name="P1">0</text:p>
        </draw:rect>
        <draw:rect draw:style-name="gr1" draw:text-style-name="P1" draw:layer="layout" svg:width="1.2cm" svg:height="1.4cm" svg:x="6.721cm" svg:y="10.093cm">
          <text:p text:style-name="P1">-</text:p>
        </draw:rect>
        <draw:rect draw:style-name="gr1" draw:text-style-name="P1" draw:layer="layout" svg:width="1.2cm" svg:height="1.4cm" svg:x="5.521cm" svg:y="10.093cm">
          <text:p text:style-name="P1">-</text:p>
        </draw:rect>
        <draw:rect draw:style-name="gr1" draw:text-style-name="P1" draw:layer="layout" svg:width="1.2cm" svg:height="1.4cm" svg:x="4.321cm" svg:y="10.093cm">
          <text:p text:style-name="P1">-</text:p>
        </draw:rect>
        <draw:rect draw:style-name="gr1" draw:text-style-name="P3" draw:layer="layout" svg:width="1.2cm" svg:height="1.4cm" svg:x="3.121cm" svg:y="10.093cm">
          <text:p text:style-name="P1"><text:span text:style-name="T2">4</text:span></text:p>
        </draw:rect>
        <draw:frame draw:style-name="gr3" draw:text-style-name="P2" draw:layer="layout" svg:width="1.213cm" svg:height="1.348cm" svg:x="0.563cm" svg:y="10.093cm">
          <draw:text-box>
            <text:p><text:span text:style-name="T1">F</text:span></text:p>
          </draw:text-box>
        </draw:frame>
      </draw:page>
      <draw:page draw:name="page2" draw:style-name="dp1" draw:master-page-name="Standard">
        <draw:g>
          <draw:rect draw:style-name="gr1" draw:text-style-name="P1" xml:id="id16" draw:id="id16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24" draw:id="id24" draw:layer="layout" svg:width="1.2cm" svg:height="1.4cm" svg:x="6.7cm" svg:y="0.6cm">
            <text:p text:style-name="P1">10</text:p>
          </draw:rect>
          <draw:rect draw:style-name="gr1" draw:text-style-name="P1" xml:id="id22" draw:id="id22" draw:layer="layout" svg:width="1.2cm" svg:height="1.4cm" svg:x="5.5cm" svg:y="0.6cm">
            <text:p text:style-name="P1">8</text:p>
          </draw:rect>
          <draw:rect draw:style-name="gr1" draw:text-style-name="P1" xml:id="id20" draw:id="id20" draw:layer="layout" svg:width="1.2cm" svg:height="1.4cm" svg:x="4.3cm" svg:y="0.6cm">
            <text:p text:style-name="P1">6</text:p>
          </draw:rect>
          <draw:rect draw:style-name="gr1" draw:text-style-name="P1" xml:id="id18" draw:id="id18" draw:layer="layout" svg:width="1.2cm" svg:height="1.4cm" svg:x="3.1cm" svg:y="0.6cm">
            <text:p text:style-name="P1">4</text:p>
          </draw:rect>
          <draw:rect draw:style-name="gr1" draw:text-style-name="P1" draw:layer="layout" svg:width="1.2cm" svg:height="1.4cm" svg:x="1.9cm" svg:y="5.4cm">
            <text:p text:style-name="P1">1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1" draw:layer="layout" svg:width="1.2cm" svg:height="1.4cm" svg:x="5.5cm" svg:y="5.4cm">
            <text:p text:style-name="P1">4</text:p>
          </draw:rect>
          <draw:rect draw:style-name="gr1" draw:text-style-name="P1" draw:layer="layout" svg:width="1.2cm" svg:height="1.4cm" svg:x="4.3cm" svg:y="5.4cm">
            <text:p text:style-name="P1">3</text:p>
          </draw:rect>
          <draw:rect draw:style-name="gr1" draw:text-style-name="P1" draw:layer="layout" svg:width="1.2cm" svg:height="1.4cm" svg:x="3.1cm" svg:y="5.4cm">
            <text:p text:style-name="P1">2</text:p>
          </draw:rect>
          <draw:rect draw:style-name="gr1" draw:text-style-name="P1" draw:layer="layout" svg:width="1.2cm" svg:height="1.4cm" svg:x="15.1cm" svg:y="5.4cm">
            <text:p text:style-name="P1">1</text:p>
          </draw:rect>
          <draw:rect draw:style-name="gr1" draw:text-style-name="P1" draw:layer="layout" svg:width="1.2cm" svg:height="1.4cm" svg:x="13.9cm" svg:y="5.4cm">
            <text:p text:style-name="P1">0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17" draw:id="id17" draw:layer="layout" svg:width="1.2cm" svg:height="1.4cm" svg:x="1.9cm" svg:y="2.5cm">
            <text:p text:style-name="P1">4</text:p>
          </draw:rect>
          <draw:rect draw:style-name="gr1" draw:text-style-name="P1" xml:id="id25" draw:id="id25" draw:layer="layout" svg:width="1.2cm" svg:height="1.4cm" svg:x="6.7cm" svg:y="2.5cm">
            <text:p text:style-name="P1">2</text:p>
          </draw:rect>
          <draw:rect draw:style-name="gr1" draw:text-style-name="P1" xml:id="id23" draw:id="id23" draw:layer="layout" svg:width="1.2cm" svg:height="1.4cm" svg:x="5.5cm" svg:y="2.5cm">
            <text:p text:style-name="P1">2</text:p>
          </draw:rect>
          <draw:rect draw:style-name="gr1" draw:text-style-name="P1" xml:id="id21" draw:id="id21" draw:layer="layout" svg:width="1.2cm" svg:height="1.4cm" svg:x="4.3cm" svg:y="2.5cm">
            <text:p text:style-name="P1">2</text:p>
          </draw:rect>
          <draw:rect draw:style-name="gr1" draw:text-style-name="P1" xml:id="id19" draw:id="id19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16" draw:start-glue-point="2" draw:end-shape="id17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18" draw:start-glue-point="2" draw:end-shape="id19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20" draw:start-glue-point="2" draw:end-shape="id21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22" draw:start-glue-point="2" draw:end-shape="id23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24" draw:start-glue-point="2" draw:end-shape="id25" draw:end-glue-point="0" svg:d="M7300 2000v500">
            <text:p/>
          </draw:connector>
          <draw:rect draw:style-name="gr1" draw:text-style-name="P1" draw:layer="layout" svg:width="1.2cm" svg:height="1.4cm" svg:x="1.907cm" svg:y="7.993cm">
            <text:p text:style-name="P1">0</text:p>
          </draw:rect>
          <draw:rect draw:style-name="gr1" draw:text-style-name="P1" draw:layer="layout" svg:width="1.2cm" svg:height="1.4cm" svg:x="6.707cm" svg:y="7.993cm">
            <text:p text:style-name="P1">4</text:p>
          </draw:rect>
          <draw:rect draw:style-name="gr5" draw:text-style-name="P1" draw:layer="layout" svg:width="1.2cm" svg:height="1.4cm" svg:x="5.507cm" svg:y="7.993cm">
            <text:p/>
          </draw:rect>
          <draw:rect draw:style-name="gr5" draw:text-style-name="P1" draw:layer="layout" svg:width="1.2cm" svg:height="1.4cm" svg:x="4.307cm" svg:y="7.993cm">
            <text:p/>
          </draw:rect>
          <draw:rect draw:style-name="gr5" draw:text-style-name="P1" draw:layer="layout" svg:width="1.2cm" svg:height="1.4cm" svg:x="3.107cm" svg:y="7.993cm">
            <text:p/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frame draw:style-name="gr6" draw:text-style-name="P1" draw:layer="layout" svg:width="1.22cm" svg:height="0.61cm" svg:x="5.5cm" svg:y="8.39cm">
            <draw:object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  <draw:frame draw:style-name="gr6" draw:text-style-name="P1" draw:layer="layout" svg:width="1.22cm" svg:height="0.61cm" svg:x="4.3cm" svg:y="8.39cm">
            <draw:object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  <draw:frame draw:style-name="gr6" draw:text-style-name="P1" draw:layer="layout" svg:width="1.22cm" svg:height="0.61cm" svg:x="3.1cm" svg:y="8.39cm">
            <draw:object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</draw:g>
        <draw:ellipse draw:style-name="gr9" draw:text-style-name="P4" xml:id="id26" draw:id="id26" draw:layer="layout" svg:width="1.3cm" svg:height="1.2cm" svg:x="21.8cm" svg:y="2.9cm">
          <text:p text:style-name="P1"><text:span text:style-name="T3">0</text:span></text:p>
        </draw:ellipse>
        <draw:ellipse draw:style-name="gr10" draw:text-style-name="P4" xml:id="id27" draw:id="id27" draw:layer="layout" svg:width="1.3cm" svg:height="1.2cm" svg:x="25.3cm" svg:y="0.2cm">
          <text:p text:style-name="P1"><text:span text:style-name="T3">4</text:span></text:p>
        </draw:ellipse>
        <draw:ellipse draw:style-name="gr1" draw:text-style-name="P4" xml:id="id29" draw:id="id29" draw:layer="layout" svg:width="1.3cm" svg:height="1.2cm" svg:x="18.7cm" svg:y="5.5cm">
          <text:p text:style-name="P1"><text:span text:style-name="T3">2</text:span></text:p>
        </draw:ellipse>
        <draw:ellipse draw:style-name="gr1" draw:text-style-name="P4" xml:id="id28" draw:id="id28" draw:layer="layout" svg:width="1.3cm" svg:height="1.2cm" svg:x="25.4cm" svg:y="5.5cm">
          <text:p text:style-name="P1"><text:span text:style-name="T3">3</text:span></text:p>
        </draw:ellipse>
        <draw:ellipse draw:style-name="gr1" draw:text-style-name="P4" xml:id="id30" draw:id="id30" draw:layer="layout" svg:width="1.3cm" svg:height="1.2cm" svg:x="18.7cm" svg:y="0.2cm">
          <text:p text:style-name="P1"><text:span text:style-name="T3">1</text:span></text:p>
        </draw:ellipse>
        <draw:connector draw:style-name="gr8" draw:text-style-name="P1" draw:layer="layout" draw:type="line" svg:x1="22.45cm" svg:y1="2.9cm" svg:x2="25.95cm" svg:y2="1.4cm" draw:start-shape="id26" draw:start-glue-point="0" draw:end-shape="id27" draw:end-glue-point="2" svg:d="M22450 2900l3500-1500">
          <text:p/>
        </draw:connector>
        <draw:connector draw:style-name="gr8" draw:text-style-name="P1" draw:layer="layout" draw:type="line" svg:x1="22.45cm" svg:y1="4.1cm" svg:x2="26.05cm" svg:y2="5.5cm" draw:start-shape="id26" draw:start-glue-point="2" draw:end-shape="id28" draw:end-glue-point="0" svg:d="M22450 4100l3600 1400">
          <text:p/>
        </draw:connector>
        <draw:connector draw:style-name="gr8" draw:text-style-name="P1" draw:layer="layout" draw:type="line" svg:x1="22.45cm" svg:y1="4.1cm" svg:x2="19.35cm" svg:y2="5.5cm" draw:start-shape="id26" draw:start-glue-point="2" draw:end-shape="id29" draw:end-glue-point="0" svg:d="M22450 4100l-3100 1400">
          <text:p/>
        </draw:connector>
        <draw:connector draw:style-name="gr8" draw:text-style-name="P1" draw:layer="layout" draw:type="line" svg:x1="22.45cm" svg:y1="2.9cm" svg:x2="19.35cm" svg:y2="1.4cm" draw:start-shape="id26" draw:start-glue-point="0" draw:end-shape="id30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29" draw:start-glue-point="1" draw:end-shape="id28" draw:end-glue-point="3" svg:d="M20000 6100h5400">
          <text:p/>
        </draw:connector>
        <draw:connector draw:style-name="gr8" draw:text-style-name="P1" draw:layer="layout" draw:type="line" svg:x1="20cm" svg:y1="0.8cm" svg:x2="25.3cm" svg:y2="0.8cm" draw:start-shape="id30" draw:start-glue-point="1" draw:end-shape="id27" draw:end-glue-point="3" svg:d="M20000 800h5300">
          <text:p/>
        </draw:connector>
        <draw:rect draw:style-name="gr1" draw:text-style-name="P1" draw:layer="layout" svg:width="1.2cm" svg:height="1.4cm" svg:x="1.921cm" svg:y="10.093cm">
          <text:p text:style-name="P1">-</text:p>
        </draw:rect>
        <draw:rect draw:style-name="gr1" draw:text-style-name="P1" draw:layer="layout" svg:width="1.2cm" svg:height="1.4cm" svg:x="6.721cm" svg:y="10.093cm">
          <text:p text:style-name="P1">-</text:p>
        </draw:rect>
        <draw:rect draw:style-name="gr1" draw:text-style-name="P1" draw:layer="layout" svg:width="1.2cm" svg:height="1.4cm" svg:x="5.521cm" svg:y="10.093cm">
          <text:p text:style-name="P1">-</text:p>
        </draw:rect>
        <draw:rect draw:style-name="gr1" draw:text-style-name="P1" draw:layer="layout" svg:width="1.2cm" svg:height="1.4cm" svg:x="4.321cm" svg:y="10.093cm">
          <text:p text:style-name="P1">-</text:p>
        </draw:rect>
        <draw:rect draw:style-name="gr1" draw:text-style-name="P3" draw:layer="layout" svg:width="1.2cm" svg:height="1.4cm" svg:x="3.121cm" svg:y="10.093cm">
          <text:p text:style-name="P1"><text:span text:style-name="T2">-</text:span></text:p>
        </draw:rect>
        <draw:frame draw:style-name="gr3" draw:text-style-name="P2" draw:layer="layout" svg:width="1.213cm" svg:height="1.348cm" svg:x="0.563cm" svg:y="10.093cm">
          <draw:text-box>
            <text:p><text:span text:style-name="T1">F</text:span></text:p>
          </draw:text-box>
        </draw:frame>
      </draw:page>
      <draw:page draw:name="page3" draw:style-name="dp1" draw:master-page-name="Standard">
        <draw:g>
          <draw:rect draw:style-name="gr1" draw:text-style-name="P1" xml:id="id31" draw:id="id31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39" draw:id="id39" draw:layer="layout" svg:width="1.2cm" svg:height="1.4cm" svg:x="6.7cm" svg:y="0.6cm">
            <text:p text:style-name="P1">10</text:p>
          </draw:rect>
          <draw:rect draw:style-name="gr1" draw:text-style-name="P1" xml:id="id37" draw:id="id37" draw:layer="layout" svg:width="1.2cm" svg:height="1.4cm" svg:x="5.5cm" svg:y="0.6cm">
            <text:p text:style-name="P1">8</text:p>
          </draw:rect>
          <draw:rect draw:style-name="gr1" draw:text-style-name="P1" xml:id="id35" draw:id="id35" draw:layer="layout" svg:width="1.2cm" svg:height="1.4cm" svg:x="4.3cm" svg:y="0.6cm">
            <text:p text:style-name="P1">6</text:p>
          </draw:rect>
          <draw:rect draw:style-name="gr1" draw:text-style-name="P1" xml:id="id33" draw:id="id33" draw:layer="layout" svg:width="1.2cm" svg:height="1.4cm" svg:x="3.1cm" svg:y="0.6cm">
            <text:p text:style-name="P1">4</text:p>
          </draw:rect>
          <draw:rect draw:style-name="gr1" draw:text-style-name="P5" draw:layer="layout" svg:width="1.2cm" svg:height="1.4cm" svg:x="1.9cm" svg:y="5.4cm">
            <text:p text:style-name="P1"><text:span text:style-name="T4"><text:s/></text:span><text:span text:style-name="T4">1 </text:span>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1" draw:layer="layout" svg:width="1.2cm" svg:height="1.4cm" svg:x="5.5cm" svg:y="5.4cm">
            <text:p text:style-name="P1">4</text:p>
          </draw:rect>
          <draw:rect draw:style-name="gr1" draw:text-style-name="P1" draw:layer="layout" svg:width="1.2cm" svg:height="1.4cm" svg:x="4.3cm" svg:y="5.4cm">
            <text:p text:style-name="P1">3</text:p>
          </draw:rect>
          <draw:rect draw:style-name="gr1" draw:text-style-name="P1" draw:layer="layout" svg:width="1.2cm" svg:height="1.4cm" svg:x="3.1cm" svg:y="5.4cm">
            <text:p text:style-name="P1">2</text:p>
          </draw:rect>
          <draw:rect draw:style-name="gr1" draw:text-style-name="P1" draw:layer="layout" svg:width="1.2cm" svg:height="1.4cm" svg:x="15.1cm" svg:y="5.4cm">
            <text:p text:style-name="P1">1</text:p>
          </draw:rect>
          <draw:rect draw:style-name="gr1" draw:text-style-name="P6" draw:layer="layout" svg:width="1.2cm" svg:height="1.4cm" svg:x="13.9cm" svg:y="5.4cm">
            <text:p text:style-name="P1"><text:span text:style-name="T5">0</text:span>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32" draw:id="id32" draw:layer="layout" svg:width="1.2cm" svg:height="1.4cm" svg:x="1.9cm" svg:y="2.5cm">
            <text:p text:style-name="P1">4</text:p>
          </draw:rect>
          <draw:rect draw:style-name="gr1" draw:text-style-name="P1" xml:id="id40" draw:id="id40" draw:layer="layout" svg:width="1.2cm" svg:height="1.4cm" svg:x="6.7cm" svg:y="2.5cm">
            <text:p text:style-name="P1">2</text:p>
          </draw:rect>
          <draw:rect draw:style-name="gr1" draw:text-style-name="P1" xml:id="id38" draw:id="id38" draw:layer="layout" svg:width="1.2cm" svg:height="1.4cm" svg:x="5.5cm" svg:y="2.5cm">
            <text:p text:style-name="P1">2</text:p>
          </draw:rect>
          <draw:rect draw:style-name="gr1" draw:text-style-name="P1" xml:id="id36" draw:id="id36" draw:layer="layout" svg:width="1.2cm" svg:height="1.4cm" svg:x="4.3cm" svg:y="2.5cm">
            <text:p text:style-name="P1">2</text:p>
          </draw:rect>
          <draw:rect draw:style-name="gr1" draw:text-style-name="P1" xml:id="id34" draw:id="id34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31" draw:start-glue-point="2" draw:end-shape="id32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33" draw:start-glue-point="2" draw:end-shape="id34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35" draw:start-glue-point="2" draw:end-shape="id36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37" draw:start-glue-point="2" draw:end-shape="id38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39" draw:start-glue-point="2" draw:end-shape="id40" draw:end-glue-point="0" svg:d="M7300 2000v500">
            <text:p/>
          </draw:connector>
          <draw:rect draw:style-name="gr1" draw:text-style-name="P1" draw:layer="layout" svg:width="1.2cm" svg:height="1.4cm" svg:x="1.907cm" svg:y="7.993cm">
            <text:p text:style-name="P1">0</text:p>
          </draw:rect>
          <draw:rect draw:style-name="gr1" draw:text-style-name="P1" draw:layer="layout" svg:width="1.2cm" svg:height="1.4cm" svg:x="6.707cm" svg:y="7.993cm">
            <text:p text:style-name="P1">4</text:p>
          </draw:rect>
          <draw:rect draw:style-name="gr5" draw:text-style-name="P1" draw:layer="layout" svg:width="1.2cm" svg:height="1.4cm" svg:x="5.507cm" svg:y="7.993cm">
            <text:p/>
          </draw:rect>
          <draw:rect draw:style-name="gr5" draw:text-style-name="P1" draw:layer="layout" svg:width="1.2cm" svg:height="1.4cm" svg:x="4.307cm" svg:y="7.993cm">
            <text:p/>
          </draw:rect>
          <draw:rect draw:style-name="gr1" draw:text-style-name="P7" draw:layer="layout" svg:width="1.2cm" svg:height="1.4cm" svg:x="3.107cm" svg:y="7.993cm">
            <text:p text:style-name="P1"><text:span text:style-name="T6">0</text:span></text:p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frame draw:style-name="gr6" draw:text-style-name="P1" draw:layer="layout" svg:width="1.22cm" svg:height="0.61cm" svg:x="5.5cm" svg:y="8.39cm">
            <draw:object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style-name="gr6" draw:text-style-name="P1" draw:layer="layout" svg:width="1.22cm" svg:height="0.61cm" svg:x="4.3cm" svg:y="8.39cm">
            <draw:object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rect draw:style-name="gr1" draw:text-style-name="P7" draw:layer="layout" svg:width="1.2cm" svg:height="1.4cm" svg:x="1.914cm" svg:y="10.093cm">
            <text:p text:style-name="P1"><text:span text:style-name="T6">1</text:span></text:p>
          </draw:rect>
          <draw:rect draw:style-name="gr1" draw:text-style-name="P1" draw:layer="layout" svg:width="1.2cm" svg:height="1.4cm" svg:x="6.714cm" svg:y="10.093cm">
            <text:p text:style-name="P1">-</text:p>
          </draw:rect>
          <draw:rect draw:style-name="gr1" draw:text-style-name="P1" draw:layer="layout" svg:width="1.2cm" svg:height="1.4cm" svg:x="5.514cm" svg:y="10.093cm">
            <text:p text:style-name="P1">-</text:p>
          </draw:rect>
          <draw:rect draw:style-name="gr1" draw:text-style-name="P1" draw:layer="layout" svg:width="1.2cm" svg:height="1.4cm" svg:x="4.314cm" svg:y="10.093cm">
            <text:p text:style-name="P1">-</text:p>
          </draw:rect>
          <draw:rect draw:style-name="gr1" draw:text-style-name="P3" draw:layer="layout" svg:width="1.2cm" svg:height="1.4cm" svg:x="3.114cm" svg:y="10.093cm">
            <text:p text:style-name="P1"><text:span text:style-name="T2">-</text:span></text:p>
          </draw:rect>
          <draw:frame draw:style-name="gr3" draw:text-style-name="P2" draw:layer="layout" svg:width="1.213cm" svg:height="1.348cm" svg:x="0.556cm" svg:y="10.093cm">
            <draw:text-box>
              <text:p><text:span text:style-name="T1">F</text:span></text:p>
            </draw:text-box>
          </draw:frame>
        </draw:g>
        <draw:ellipse draw:style-name="gr9" draw:text-style-name="P4" xml:id="id41" draw:id="id41" draw:layer="layout" svg:width="1.3cm" svg:height="1.2cm" svg:x="21.8cm" svg:y="2.9cm">
          <text:p text:style-name="P1"><text:span text:style-name="T3">0</text:span></text:p>
        </draw:ellipse>
        <draw:ellipse draw:style-name="gr10" draw:text-style-name="P4" xml:id="id42" draw:id="id42" draw:layer="layout" svg:width="1.3cm" svg:height="1.2cm" svg:x="25.3cm" svg:y="0.2cm">
          <text:p text:style-name="P1"><text:span text:style-name="T3">4</text:span></text:p>
        </draw:ellipse>
        <draw:ellipse draw:style-name="gr1" draw:text-style-name="P4" xml:id="id44" draw:id="id44" draw:layer="layout" svg:width="1.3cm" svg:height="1.2cm" svg:x="18.7cm" svg:y="5.5cm">
          <text:p text:style-name="P1"><text:span text:style-name="T3">2</text:span></text:p>
        </draw:ellipse>
        <draw:ellipse draw:style-name="gr1" draw:text-style-name="P4" xml:id="id43" draw:id="id43" draw:layer="layout" svg:width="1.3cm" svg:height="1.2cm" svg:x="25.4cm" svg:y="5.5cm">
          <text:p text:style-name="P1"><text:span text:style-name="T3">3</text:span></text:p>
        </draw:ellipse>
        <draw:ellipse draw:style-name="gr1" draw:text-style-name="P4" xml:id="id45" draw:id="id45" draw:layer="layout" svg:width="1.3cm" svg:height="1.2cm" svg:x="18.7cm" svg:y="0.2cm">
          <text:p text:style-name="P1"><text:span text:style-name="T3">1</text:span></text:p>
        </draw:ellipse>
        <draw:connector draw:style-name="gr11" draw:text-style-name="P1" draw:layer="layout" draw:type="line" svg:x1="22.45cm" svg:y1="2.9cm" svg:x2="25.95cm" svg:y2="1.4cm" draw:start-shape="id41" draw:start-glue-point="0" draw:end-shape="id42" draw:end-glue-point="2" svg:d="M22450 2900l3500-1500">
          <text:p/>
        </draw:connector>
        <draw:connector draw:style-name="gr8" draw:text-style-name="P1" draw:layer="layout" draw:type="line" svg:x1="22.45cm" svg:y1="4.1cm" svg:x2="26.05cm" svg:y2="5.5cm" draw:start-shape="id41" draw:start-glue-point="2" draw:end-shape="id43" draw:end-glue-point="0" svg:d="M22450 4100l3600 1400">
          <text:p/>
        </draw:connector>
        <draw:connector draw:style-name="gr8" draw:text-style-name="P1" draw:layer="layout" draw:type="line" svg:x1="22.45cm" svg:y1="4.1cm" svg:x2="19.35cm" svg:y2="5.5cm" draw:start-shape="id41" draw:start-glue-point="2" draw:end-shape="id44" draw:end-glue-point="0" svg:d="M22450 4100l-3100 1400">
          <text:p/>
        </draw:connector>
        <draw:connector draw:style-name="gr12" draw:text-style-name="P1" draw:layer="layout" draw:type="line" svg:x1="22.45cm" svg:y1="2.9cm" svg:x2="19.35cm" svg:y2="1.4cm" draw:start-shape="id41" draw:start-glue-point="0" draw:end-shape="id45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44" draw:start-glue-point="1" draw:end-shape="id43" draw:end-glue-point="3" svg:d="M20000 6100h5400">
          <text:p/>
        </draw:connector>
        <draw:connector draw:style-name="gr8" draw:text-style-name="P1" draw:layer="layout" draw:type="line" svg:x1="20cm" svg:y1="0.8cm" svg:x2="25.3cm" svg:y2="0.8cm" draw:start-shape="id45" draw:start-glue-point="1" draw:end-shape="id42" draw:end-glue-point="3" svg:d="M20000 800h5300">
          <text:p/>
        </draw:connector>
      </draw:page>
      <draw:page draw:name="page4" draw:style-name="dp1" draw:master-page-name="Standard">
        <draw:g>
          <draw:rect draw:style-name="gr1" draw:text-style-name="P1" xml:id="id46" draw:id="id46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54" draw:id="id54" draw:layer="layout" svg:width="1.2cm" svg:height="1.4cm" svg:x="6.7cm" svg:y="0.6cm">
            <text:p text:style-name="P1">10</text:p>
          </draw:rect>
          <draw:rect draw:style-name="gr1" draw:text-style-name="P1" xml:id="id52" draw:id="id52" draw:layer="layout" svg:width="1.2cm" svg:height="1.4cm" svg:x="5.5cm" svg:y="0.6cm">
            <text:p text:style-name="P1">8</text:p>
          </draw:rect>
          <draw:rect draw:style-name="gr1" draw:text-style-name="P1" xml:id="id50" draw:id="id50" draw:layer="layout" svg:width="1.2cm" svg:height="1.4cm" svg:x="4.3cm" svg:y="0.6cm">
            <text:p text:style-name="P1">6</text:p>
          </draw:rect>
          <draw:rect draw:style-name="gr1" draw:text-style-name="P1" xml:id="id48" draw:id="id48" draw:layer="layout" svg:width="1.2cm" svg:height="1.4cm" svg:x="3.1cm" svg:y="0.6cm">
            <text:p text:style-name="P1">4</text:p>
          </draw:rect>
          <draw:rect draw:style-name="gr1" draw:text-style-name="P8" draw:layer="layout" svg:width="1.2cm" svg:height="1.4cm" svg:x="1.9cm" svg:y="5.4cm">
            <text:p text:style-name="P1"><text:span text:style-name="T7"><text:s/></text:span><text:span text:style-name="T7">1 </text:span>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1" draw:layer="layout" svg:width="1.2cm" svg:height="1.4cm" svg:x="5.5cm" svg:y="5.4cm">
            <text:p text:style-name="P1">4</text:p>
          </draw:rect>
          <draw:rect draw:style-name="gr1" draw:text-style-name="P1" draw:layer="layout" svg:width="1.2cm" svg:height="1.4cm" svg:x="4.3cm" svg:y="5.4cm">
            <text:p text:style-name="P1">3</text:p>
          </draw:rect>
          <draw:rect draw:style-name="gr1" draw:text-style-name="P5" draw:layer="layout" svg:width="1.2cm" svg:height="1.4cm" svg:x="3.1cm" svg:y="5.4cm">
            <text:p text:style-name="P1"><text:span text:style-name="T4"><text:s/></text:span><text:span text:style-name="T4">2 </text:span></text:p>
          </draw:rect>
          <draw:rect draw:style-name="gr1" draw:text-style-name="P7" draw:layer="layout" svg:width="1.2cm" svg:height="1.4cm" svg:x="15.1cm" svg:y="5.4cm">
            <text:p text:style-name="P1"><text:span text:style-name="T6">1</text:span></text:p>
          </draw:rect>
          <draw:rect draw:style-name="gr1" draw:text-style-name="P9" draw:layer="layout" svg:width="1.2cm" svg:height="1.4cm" svg:x="13.9cm" svg:y="5.4cm">
            <text:p text:style-name="P1"><text:span text:style-name="T8">0</text:span>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47" draw:id="id47" draw:layer="layout" svg:width="1.2cm" svg:height="1.4cm" svg:x="1.9cm" svg:y="2.5cm">
            <text:p text:style-name="P1">4</text:p>
          </draw:rect>
          <draw:rect draw:style-name="gr1" draw:text-style-name="P1" xml:id="id55" draw:id="id55" draw:layer="layout" svg:width="1.2cm" svg:height="1.4cm" svg:x="6.7cm" svg:y="2.5cm">
            <text:p text:style-name="P1">2</text:p>
          </draw:rect>
          <draw:rect draw:style-name="gr1" draw:text-style-name="P1" xml:id="id53" draw:id="id53" draw:layer="layout" svg:width="1.2cm" svg:height="1.4cm" svg:x="5.5cm" svg:y="2.5cm">
            <text:p text:style-name="P1">2</text:p>
          </draw:rect>
          <draw:rect draw:style-name="gr1" draw:text-style-name="P1" xml:id="id51" draw:id="id51" draw:layer="layout" svg:width="1.2cm" svg:height="1.4cm" svg:x="4.3cm" svg:y="2.5cm">
            <text:p text:style-name="P1">2</text:p>
          </draw:rect>
          <draw:rect draw:style-name="gr1" draw:text-style-name="P1" xml:id="id49" draw:id="id49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46" draw:start-glue-point="2" draw:end-shape="id47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48" draw:start-glue-point="2" draw:end-shape="id49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50" draw:start-glue-point="2" draw:end-shape="id51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52" draw:start-glue-point="2" draw:end-shape="id53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54" draw:start-glue-point="2" draw:end-shape="id55" draw:end-glue-point="0" svg:d="M7300 2000v500">
            <text:p/>
          </draw:connector>
          <draw:rect draw:style-name="gr1" draw:text-style-name="P1" draw:layer="layout" svg:width="1.2cm" svg:height="1.4cm" svg:x="1.907cm" svg:y="7.993cm">
            <text:p text:style-name="P1">0</text:p>
          </draw:rect>
          <draw:rect draw:style-name="gr1" draw:text-style-name="P1" draw:layer="layout" svg:width="1.2cm" svg:height="1.4cm" svg:x="6.707cm" svg:y="7.993cm">
            <text:p text:style-name="P1">4</text:p>
          </draw:rect>
          <draw:rect draw:style-name="gr5" draw:text-style-name="P1" draw:layer="layout" svg:width="1.2cm" svg:height="1.4cm" svg:x="5.507cm" svg:y="7.993cm">
            <text:p/>
          </draw:rect>
          <draw:rect draw:style-name="gr1" draw:text-style-name="P7" draw:layer="layout" svg:width="1.2cm" svg:height="1.4cm" svg:x="4.307cm" svg:y="7.993cm">
            <text:p text:style-name="P1"><text:span text:style-name="T6">0</text:span></text:p>
          </draw:rect>
          <draw:rect draw:style-name="gr1" draw:text-style-name="P3" draw:layer="layout" svg:width="1.2cm" svg:height="1.4cm" svg:x="3.107cm" svg:y="7.993cm">
            <text:p text:style-name="P1"><text:span text:style-name="T2">0</text:span></text:p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frame draw:style-name="gr6" draw:text-style-name="P1" draw:layer="layout" svg:width="1.22cm" svg:height="0.61cm" svg:x="5.5cm" svg:y="8.39cm">
            <draw:object xlink:href="./Object 11" xlink:type="simple" xlink:show="embed" xlink:actuate="onLoad">
              <text:p/>
            </draw:object>
            <draw:image xlink:href="./ObjectReplacements/Object 11" xlink:type="simple" xlink:show="embed" xlink:actuate="onLoad"/>
          </draw:frame>
        </draw:g>
        <draw:ellipse draw:style-name="gr9" draw:text-style-name="P4" xml:id="id56" draw:id="id56" draw:layer="layout" svg:width="1.3cm" svg:height="1.2cm" svg:x="21.8cm" svg:y="2.9cm">
          <text:p text:style-name="P1"><text:span text:style-name="T3">0</text:span></text:p>
        </draw:ellipse>
        <draw:ellipse draw:style-name="gr10" draw:text-style-name="P4" xml:id="id57" draw:id="id57" draw:layer="layout" svg:width="1.3cm" svg:height="1.2cm" svg:x="25.3cm" svg:y="0.2cm">
          <text:p text:style-name="P1"><text:span text:style-name="T3">4</text:span></text:p>
        </draw:ellipse>
        <draw:ellipse draw:style-name="gr1" draw:text-style-name="P4" xml:id="id59" draw:id="id59" draw:layer="layout" svg:width="1.3cm" svg:height="1.2cm" svg:x="18.7cm" svg:y="5.5cm">
          <text:p text:style-name="P1"><text:span text:style-name="T3">2</text:span></text:p>
        </draw:ellipse>
        <draw:ellipse draw:style-name="gr1" draw:text-style-name="P4" xml:id="id58" draw:id="id58" draw:layer="layout" svg:width="1.3cm" svg:height="1.2cm" svg:x="25.4cm" svg:y="5.5cm">
          <text:p text:style-name="P1"><text:span text:style-name="T3">3</text:span></text:p>
        </draw:ellipse>
        <draw:ellipse draw:style-name="gr1" draw:text-style-name="P4" xml:id="id60" draw:id="id60" draw:layer="layout" svg:width="1.3cm" svg:height="1.2cm" svg:x="18.7cm" svg:y="0.2cm">
          <text:p text:style-name="P1"><text:span text:style-name="T3">1</text:span></text:p>
        </draw:ellipse>
        <draw:connector draw:style-name="gr13" draw:text-style-name="P1" draw:layer="layout" draw:type="line" svg:x1="22.45cm" svg:y1="2.9cm" svg:x2="25.95cm" svg:y2="1.4cm" draw:start-shape="id56" draw:start-glue-point="0" draw:end-shape="id57" draw:end-glue-point="2" svg:d="M22450 2900l3500-1500">
          <text:p/>
        </draw:connector>
        <draw:connector draw:style-name="gr8" draw:text-style-name="P1" draw:layer="layout" draw:type="line" svg:x1="22.45cm" svg:y1="4.1cm" svg:x2="26.05cm" svg:y2="5.5cm" draw:start-shape="id56" draw:start-glue-point="2" draw:end-shape="id58" draw:end-glue-point="0" svg:d="M22450 4100l3600 1400">
          <text:p/>
        </draw:connector>
        <draw:connector draw:style-name="gr12" draw:text-style-name="P1" draw:layer="layout" draw:type="line" svg:x1="22.45cm" svg:y1="4.1cm" svg:x2="19.35cm" svg:y2="5.5cm" draw:start-shape="id56" draw:start-glue-point="2" draw:end-shape="id59" draw:end-glue-point="0" svg:d="M22450 4100l-3100 1400">
          <text:p/>
        </draw:connector>
        <draw:connector draw:style-name="gr14" draw:text-style-name="P1" draw:layer="layout" draw:type="line" svg:x1="22.45cm" svg:y1="2.9cm" svg:x2="19.35cm" svg:y2="1.4cm" draw:start-shape="id56" draw:start-glue-point="0" draw:end-shape="id60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59" draw:start-glue-point="1" draw:end-shape="id58" draw:end-glue-point="3" svg:d="M20000 6100h5400">
          <text:p/>
        </draw:connector>
        <draw:connector draw:style-name="gr11" draw:text-style-name="P1" draw:layer="layout" draw:type="line" svg:x1="20cm" svg:y1="0.8cm" svg:x2="25.3cm" svg:y2="0.8cm" draw:start-shape="id60" draw:start-glue-point="1" draw:end-shape="id57" draw:end-glue-point="3" svg:d="M20000 800h5300">
          <text:p/>
        </draw:connector>
        <draw:rect draw:style-name="gr1" draw:text-style-name="P1" draw:layer="layout" svg:width="1.2cm" svg:height="1.4cm" svg:x="1.921cm" svg:y="10.093cm">
          <text:p text:style-name="P1">1</text:p>
        </draw:rect>
        <draw:rect draw:style-name="gr1" draw:text-style-name="P1" draw:layer="layout" svg:width="1.2cm" svg:height="1.4cm" svg:x="6.721cm" svg:y="10.093cm">
          <text:p text:style-name="P1">-</text:p>
        </draw:rect>
        <draw:rect draw:style-name="gr1" draw:text-style-name="P1" draw:layer="layout" svg:width="1.2cm" svg:height="1.4cm" svg:x="5.521cm" svg:y="10.093cm">
          <text:p text:style-name="P1">-</text:p>
        </draw:rect>
        <draw:rect draw:style-name="gr1" draw:text-style-name="P1" draw:layer="layout" svg:width="1.2cm" svg:height="1.4cm" svg:x="4.321cm" svg:y="10.093cm">
          <text:p text:style-name="P1">-</text:p>
        </draw:rect>
        <draw:rect draw:style-name="gr1" draw:text-style-name="P7" draw:layer="layout" svg:width="1.2cm" svg:height="1.4cm" svg:x="3.121cm" svg:y="10.093cm">
          <text:p text:style-name="P1"><text:span text:style-name="T6">2</text:span></text:p>
        </draw:rect>
        <draw:frame draw:style-name="gr3" draw:text-style-name="P2" draw:layer="layout" svg:width="1.213cm" svg:height="1.348cm" svg:x="0.563cm" svg:y="10.093cm">
          <draw:text-box>
            <text:p><text:span text:style-name="T1">F</text:span></text:p>
          </draw:text-box>
        </draw:frame>
      </draw:page>
      <draw:page draw:name="page5" draw:style-name="dp1" draw:master-page-name="Standard">
        <draw:g>
          <draw:rect draw:style-name="gr1" draw:text-style-name="P1" xml:id="id61" draw:id="id61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69" draw:id="id69" draw:layer="layout" svg:width="1.2cm" svg:height="1.4cm" svg:x="6.7cm" svg:y="0.6cm">
            <text:p text:style-name="P1">10</text:p>
          </draw:rect>
          <draw:rect draw:style-name="gr1" draw:text-style-name="P1" xml:id="id67" draw:id="id67" draw:layer="layout" svg:width="1.2cm" svg:height="1.4cm" svg:x="5.5cm" svg:y="0.6cm">
            <text:p text:style-name="P1">8</text:p>
          </draw:rect>
          <draw:rect draw:style-name="gr1" draw:text-style-name="P1" xml:id="id65" draw:id="id65" draw:layer="layout" svg:width="1.2cm" svg:height="1.4cm" svg:x="4.3cm" svg:y="0.6cm">
            <text:p text:style-name="P1">6</text:p>
          </draw:rect>
          <draw:rect draw:style-name="gr1" draw:text-style-name="P1" xml:id="id63" draw:id="id63" draw:layer="layout" svg:width="1.2cm" svg:height="1.4cm" svg:x="3.1cm" svg:y="0.6cm">
            <text:p text:style-name="P1">4</text:p>
          </draw:rect>
          <draw:rect draw:style-name="gr1" draw:text-style-name="P8" draw:layer="layout" svg:width="1.2cm" svg:height="1.4cm" svg:x="1.9cm" svg:y="5.4cm">
            <text:p text:style-name="P1"><text:span text:style-name="T7"><text:s/></text:span><text:span text:style-name="T7">1 </text:span>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1" draw:layer="layout" svg:width="1.2cm" svg:height="1.4cm" svg:x="5.5cm" svg:y="5.4cm">
            <text:p text:style-name="P1">4</text:p>
          </draw:rect>
          <draw:rect draw:style-name="gr1" draw:text-style-name="P5" draw:layer="layout" svg:width="1.2cm" svg:height="1.4cm" svg:x="4.3cm" svg:y="5.4cm">
            <text:p text:style-name="P1"><text:span text:style-name="T4"><text:s/></text:span><text:span text:style-name="T4">3 </text:span></text:p>
          </draw:rect>
          <draw:rect draw:style-name="gr1" draw:text-style-name="P8" draw:layer="layout" svg:width="1.2cm" svg:height="1.4cm" svg:x="3.1cm" svg:y="5.4cm">
            <text:p text:style-name="P1"><text:span text:style-name="T7"><text:s/></text:span><text:span text:style-name="T7">2 </text:span></text:p>
          </draw:rect>
          <draw:rect draw:style-name="gr1" draw:text-style-name="P3" draw:layer="layout" svg:width="1.2cm" svg:height="1.4cm" svg:x="15.1cm" svg:y="5.4cm">
            <text:p text:style-name="P1"><text:span text:style-name="T2">1</text:span></text:p>
          </draw:rect>
          <draw:rect draw:style-name="gr1" draw:text-style-name="P9" draw:layer="layout" svg:width="1.2cm" svg:height="1.4cm" svg:x="13.9cm" svg:y="5.4cm">
            <text:p text:style-name="P1"><text:span text:style-name="T8">0</text:span>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62" draw:id="id62" draw:layer="layout" svg:width="1.2cm" svg:height="1.4cm" svg:x="1.9cm" svg:y="2.5cm">
            <text:p text:style-name="P1">4</text:p>
          </draw:rect>
          <draw:rect draw:style-name="gr1" draw:text-style-name="P1" xml:id="id70" draw:id="id70" draw:layer="layout" svg:width="1.2cm" svg:height="1.4cm" svg:x="6.7cm" svg:y="2.5cm">
            <text:p text:style-name="P1">2</text:p>
          </draw:rect>
          <draw:rect draw:style-name="gr1" draw:text-style-name="P1" xml:id="id68" draw:id="id68" draw:layer="layout" svg:width="1.2cm" svg:height="1.4cm" svg:x="5.5cm" svg:y="2.5cm">
            <text:p text:style-name="P1">2</text:p>
          </draw:rect>
          <draw:rect draw:style-name="gr1" draw:text-style-name="P1" xml:id="id66" draw:id="id66" draw:layer="layout" svg:width="1.2cm" svg:height="1.4cm" svg:x="4.3cm" svg:y="2.5cm">
            <text:p text:style-name="P1">2</text:p>
          </draw:rect>
          <draw:rect draw:style-name="gr1" draw:text-style-name="P1" xml:id="id64" draw:id="id64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61" draw:start-glue-point="2" draw:end-shape="id62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63" draw:start-glue-point="2" draw:end-shape="id64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65" draw:start-glue-point="2" draw:end-shape="id66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67" draw:start-glue-point="2" draw:end-shape="id68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69" draw:start-glue-point="2" draw:end-shape="id70" draw:end-glue-point="0" svg:d="M7300 2000v500">
            <text:p/>
          </draw:connector>
          <draw:rect draw:style-name="gr1" draw:text-style-name="P1" draw:layer="layout" svg:width="1.2cm" svg:height="1.4cm" svg:x="1.907cm" svg:y="7.993cm">
            <text:p text:style-name="P1">0</text:p>
          </draw:rect>
          <draw:rect draw:style-name="gr1" draw:text-style-name="P1" draw:layer="layout" svg:width="1.2cm" svg:height="1.4cm" svg:x="6.707cm" svg:y="7.993cm">
            <text:p text:style-name="P1">4</text:p>
          </draw:rect>
          <draw:rect draw:style-name="gr1" draw:text-style-name="P7" draw:layer="layout" svg:width="1.2cm" svg:height="1.4cm" svg:x="5.507cm" svg:y="7.993cm">
            <text:p text:style-name="P1"><text:span text:style-name="T6">0</text:span></text:p>
          </draw:rect>
          <draw:rect draw:style-name="gr1" draw:text-style-name="P3" draw:layer="layout" svg:width="1.2cm" svg:height="1.4cm" svg:x="4.307cm" svg:y="7.993cm">
            <text:p text:style-name="P1"><text:span text:style-name="T2">0</text:span></text:p>
          </draw:rect>
          <draw:rect draw:style-name="gr1" draw:text-style-name="P3" draw:layer="layout" svg:width="1.2cm" svg:height="1.4cm" svg:x="3.107cm" svg:y="7.993cm">
            <text:p text:style-name="P1"><text:span text:style-name="T2">0</text:span></text:p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</draw:g>
        <draw:ellipse draw:style-name="gr9" draw:text-style-name="P4" xml:id="id71" draw:id="id71" draw:layer="layout" svg:width="1.3cm" svg:height="1.2cm" svg:x="21.8cm" svg:y="2.9cm">
          <text:p text:style-name="P1"><text:span text:style-name="T3">0</text:span></text:p>
        </draw:ellipse>
        <draw:ellipse draw:style-name="gr10" draw:text-style-name="P4" xml:id="id72" draw:id="id72" draw:layer="layout" svg:width="1.3cm" svg:height="1.2cm" svg:x="25.3cm" svg:y="0.2cm">
          <text:p text:style-name="P1"><text:span text:style-name="T3">4</text:span></text:p>
        </draw:ellipse>
        <draw:ellipse draw:style-name="gr1" draw:text-style-name="P4" xml:id="id74" draw:id="id74" draw:layer="layout" svg:width="1.3cm" svg:height="1.2cm" svg:x="18.7cm" svg:y="5.5cm">
          <text:p text:style-name="P1"><text:span text:style-name="T3">2</text:span></text:p>
        </draw:ellipse>
        <draw:ellipse draw:style-name="gr1" draw:text-style-name="P4" xml:id="id73" draw:id="id73" draw:layer="layout" svg:width="1.3cm" svg:height="1.2cm" svg:x="25.4cm" svg:y="5.5cm">
          <text:p text:style-name="P1"><text:span text:style-name="T3">3</text:span></text:p>
        </draw:ellipse>
        <draw:ellipse draw:style-name="gr1" draw:text-style-name="P4" xml:id="id75" draw:id="id75" draw:layer="layout" svg:width="1.3cm" svg:height="1.2cm" svg:x="18.7cm" svg:y="0.2cm">
          <text:p text:style-name="P1"><text:span text:style-name="T3">1</text:span></text:p>
        </draw:ellipse>
        <draw:connector draw:style-name="gr13" draw:text-style-name="P1" draw:layer="layout" draw:type="line" svg:x1="22.45cm" svg:y1="2.9cm" svg:x2="25.95cm" svg:y2="1.4cm" draw:start-shape="id71" draw:start-glue-point="0" draw:end-shape="id72" draw:end-glue-point="2" svg:d="M22450 2900l3500-1500">
          <text:p/>
        </draw:connector>
        <draw:connector draw:style-name="gr12" draw:text-style-name="P1" draw:layer="layout" draw:type="line" svg:x1="22.45cm" svg:y1="4.1cm" svg:x2="26.05cm" svg:y2="5.5cm" draw:start-shape="id71" draw:start-glue-point="2" draw:end-shape="id73" draw:end-glue-point="0" svg:d="M22450 4100l3600 1400">
          <text:p/>
        </draw:connector>
        <draw:connector draw:style-name="gr14" draw:text-style-name="P1" draw:layer="layout" draw:type="line" svg:x1="22.45cm" svg:y1="4.1cm" svg:x2="19.35cm" svg:y2="5.5cm" draw:start-shape="id71" draw:start-glue-point="2" draw:end-shape="id74" draw:end-glue-point="0" svg:d="M22450 4100l-3100 1400">
          <text:p/>
        </draw:connector>
        <draw:connector draw:style-name="gr14" draw:text-style-name="P1" draw:layer="layout" draw:type="line" svg:x1="22.45cm" svg:y1="2.9cm" svg:x2="19.35cm" svg:y2="1.4cm" draw:start-shape="id71" draw:start-glue-point="0" draw:end-shape="id75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74" draw:start-glue-point="1" draw:end-shape="id73" draw:end-glue-point="3" svg:d="M20000 6100h5400">
          <text:p/>
        </draw:connector>
        <draw:connector draw:style-name="gr13" draw:text-style-name="P1" draw:layer="layout" draw:type="line" svg:x1="20cm" svg:y1="0.8cm" svg:x2="25.3cm" svg:y2="0.8cm" draw:start-shape="id75" draw:start-glue-point="1" draw:end-shape="id72" draw:end-glue-point="3" svg:d="M20000 800h5300">
          <text:p/>
        </draw:connector>
        <draw:rect draw:style-name="gr1" draw:text-style-name="P1" draw:layer="layout" svg:width="1.2cm" svg:height="1.4cm" svg:x="1.921cm" svg:y="10.093cm">
          <text:p text:style-name="P1">1</text:p>
        </draw:rect>
        <draw:rect draw:style-name="gr1" draw:text-style-name="P1" draw:layer="layout" svg:width="1.2cm" svg:height="1.4cm" svg:x="6.721cm" svg:y="10.093cm">
          <text:p text:style-name="P1">-</text:p>
        </draw:rect>
        <draw:rect draw:style-name="gr1" draw:text-style-name="P1" draw:layer="layout" svg:width="1.2cm" svg:height="1.4cm" svg:x="5.521cm" svg:y="10.093cm">
          <text:p text:style-name="P1">-</text:p>
        </draw:rect>
        <draw:rect draw:style-name="gr1" draw:text-style-name="P7" draw:layer="layout" svg:width="1.2cm" svg:height="1.4cm" svg:x="4.321cm" svg:y="10.093cm">
          <text:p text:style-name="P1"><text:span text:style-name="T6">3</text:span></text:p>
        </draw:rect>
        <draw:rect draw:style-name="gr1" draw:text-style-name="P3" draw:layer="layout" svg:width="1.2cm" svg:height="1.4cm" svg:x="3.121cm" svg:y="10.093cm">
          <text:p text:style-name="P1"><text:span text:style-name="T2">2</text:span></text:p>
        </draw:rect>
        <draw:frame draw:style-name="gr3" draw:text-style-name="P2" draw:layer="layout" svg:width="1.213cm" svg:height="1.348cm" svg:x="0.563cm" svg:y="10.093cm">
          <draw:text-box>
            <text:p><text:span text:style-name="T1">F</text:span></text:p>
          </draw:text-box>
        </draw:frame>
      </draw:page>
      <draw:page draw:name="page6" draw:style-name="dp1" draw:master-page-name="Standard">
        <draw:g>
          <draw:rect draw:style-name="gr1" draw:text-style-name="P1" xml:id="id76" draw:id="id76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84" draw:id="id84" draw:layer="layout" svg:width="1.2cm" svg:height="1.4cm" svg:x="6.7cm" svg:y="0.6cm">
            <text:p text:style-name="P1">10</text:p>
          </draw:rect>
          <draw:rect draw:style-name="gr1" draw:text-style-name="P1" xml:id="id82" draw:id="id82" draw:layer="layout" svg:width="1.2cm" svg:height="1.4cm" svg:x="5.5cm" svg:y="0.6cm">
            <text:p text:style-name="P1">8</text:p>
          </draw:rect>
          <draw:rect draw:style-name="gr1" draw:text-style-name="P1" xml:id="id80" draw:id="id80" draw:layer="layout" svg:width="1.2cm" svg:height="1.4cm" svg:x="4.3cm" svg:y="0.6cm">
            <text:p text:style-name="P1">6</text:p>
          </draw:rect>
          <draw:rect draw:style-name="gr1" draw:text-style-name="P1" xml:id="id78" draw:id="id78" draw:layer="layout" svg:width="1.2cm" svg:height="1.4cm" svg:x="3.1cm" svg:y="0.6cm">
            <text:p text:style-name="P1">4</text:p>
          </draw:rect>
          <draw:rect draw:style-name="gr1" draw:text-style-name="P6" draw:layer="layout" svg:width="1.2cm" svg:height="1.4cm" svg:x="1.9cm" svg:y="5.4cm">
            <text:p text:style-name="P1"><text:span text:style-name="T5">4</text:span>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7" draw:layer="layout" svg:width="1.2cm" svg:height="1.4cm" svg:x="5.5cm" svg:y="5.4cm">
            <text:p text:style-name="P1"><text:span text:style-name="T6">-</text:span></text:p>
          </draw:rect>
          <draw:rect draw:style-name="gr1" draw:text-style-name="P8" draw:layer="layout" svg:width="1.2cm" svg:height="1.4cm" svg:x="4.3cm" svg:y="5.4cm">
            <text:p text:style-name="P1"><text:span text:style-name="T7"><text:s/></text:span><text:span text:style-name="T7">3 </text:span></text:p>
          </draw:rect>
          <draw:rect draw:style-name="gr1" draw:text-style-name="P8" draw:layer="layout" svg:width="1.2cm" svg:height="1.4cm" svg:x="3.1cm" svg:y="5.4cm">
            <text:p text:style-name="P1"><text:span text:style-name="T7"><text:s/></text:span><text:span text:style-name="T7">2 </text:span></text:p>
          </draw:rect>
          <draw:rect draw:style-name="gr1" draw:text-style-name="P3" draw:layer="layout" svg:width="1.2cm" svg:height="1.4cm" svg:x="15.1cm" svg:y="5.4cm">
            <text:p text:style-name="P1"><text:span text:style-name="T2">1</text:span></text:p>
          </draw:rect>
          <draw:rect draw:style-name="gr1" draw:text-style-name="P9" draw:layer="layout" svg:width="1.2cm" svg:height="1.4cm" svg:x="13.9cm" svg:y="5.4cm">
            <text:p text:style-name="P1"><text:span text:style-name="T8">0</text:span>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77" draw:id="id77" draw:layer="layout" svg:width="1.2cm" svg:height="1.4cm" svg:x="1.9cm" svg:y="2.5cm">
            <text:p text:style-name="P1">4</text:p>
          </draw:rect>
          <draw:rect draw:style-name="gr1" draw:text-style-name="P1" xml:id="id85" draw:id="id85" draw:layer="layout" svg:width="1.2cm" svg:height="1.4cm" svg:x="6.7cm" svg:y="2.5cm">
            <text:p text:style-name="P1">2</text:p>
          </draw:rect>
          <draw:rect draw:style-name="gr1" draw:text-style-name="P1" xml:id="id83" draw:id="id83" draw:layer="layout" svg:width="1.2cm" svg:height="1.4cm" svg:x="5.5cm" svg:y="2.5cm">
            <text:p text:style-name="P1">2</text:p>
          </draw:rect>
          <draw:rect draw:style-name="gr1" draw:text-style-name="P1" xml:id="id81" draw:id="id81" draw:layer="layout" svg:width="1.2cm" svg:height="1.4cm" svg:x="4.3cm" svg:y="2.5cm">
            <text:p text:style-name="P1">2</text:p>
          </draw:rect>
          <draw:rect draw:style-name="gr1" draw:text-style-name="P1" xml:id="id79" draw:id="id79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76" draw:start-glue-point="2" draw:end-shape="id77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78" draw:start-glue-point="2" draw:end-shape="id79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80" draw:start-glue-point="2" draw:end-shape="id81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82" draw:start-glue-point="2" draw:end-shape="id83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84" draw:start-glue-point="2" draw:end-shape="id85" draw:end-glue-point="0" svg:d="M7300 2000v500">
            <text:p/>
          </draw:connector>
          <draw:rect draw:style-name="gr1" draw:text-style-name="P1" draw:layer="layout" svg:width="1.2cm" svg:height="1.4cm" svg:x="1.907cm" svg:y="7.993cm">
            <text:p text:style-name="P1">0</text:p>
          </draw:rect>
          <draw:rect draw:style-name="gr1" draw:text-style-name="P1" draw:layer="layout" svg:width="1.2cm" svg:height="1.4cm" svg:x="6.707cm" svg:y="7.993cm">
            <text:p text:style-name="P1">4</text:p>
          </draw:rect>
          <draw:rect draw:style-name="gr1" draw:text-style-name="P1" draw:layer="layout" svg:width="1.2cm" svg:height="1.4cm" svg:x="5.507cm" svg:y="7.993cm">
            <text:p text:style-name="P1">0</text:p>
          </draw:rect>
          <draw:rect draw:style-name="gr1" draw:text-style-name="P3" draw:layer="layout" svg:width="1.2cm" svg:height="1.4cm" svg:x="4.307cm" svg:y="7.993cm">
            <text:p text:style-name="P1"><text:span text:style-name="T2">0</text:span></text:p>
          </draw:rect>
          <draw:rect draw:style-name="gr1" draw:text-style-name="P3" draw:layer="layout" svg:width="1.2cm" svg:height="1.4cm" svg:x="3.107cm" svg:y="7.993cm">
            <text:p text:style-name="P1"><text:span text:style-name="T2">0</text:span></text:p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</draw:g>
        <draw:ellipse draw:style-name="gr9" draw:text-style-name="P4" xml:id="id86" draw:id="id86" draw:layer="layout" svg:width="1.3cm" svg:height="1.2cm" svg:x="21.8cm" svg:y="2.9cm">
          <text:p text:style-name="P1"><text:span text:style-name="T3">0</text:span></text:p>
        </draw:ellipse>
        <draw:ellipse draw:style-name="gr10" draw:text-style-name="P4" xml:id="id87" draw:id="id87" draw:layer="layout" svg:width="1.3cm" svg:height="1.2cm" svg:x="25.3cm" svg:y="0.2cm">
          <text:p text:style-name="P1"><text:span text:style-name="T3">4</text:span></text:p>
        </draw:ellipse>
        <draw:ellipse draw:style-name="gr1" draw:text-style-name="P4" xml:id="id89" draw:id="id89" draw:layer="layout" svg:width="1.3cm" svg:height="1.2cm" svg:x="18.7cm" svg:y="5.5cm">
          <text:p text:style-name="P1"><text:span text:style-name="T3">2</text:span></text:p>
        </draw:ellipse>
        <draw:ellipse draw:style-name="gr1" draw:text-style-name="P4" xml:id="id88" draw:id="id88" draw:layer="layout" svg:width="1.3cm" svg:height="1.2cm" svg:x="25.4cm" svg:y="5.5cm">
          <text:p text:style-name="P1"><text:span text:style-name="T3">3</text:span></text:p>
        </draw:ellipse>
        <draw:ellipse draw:style-name="gr1" draw:text-style-name="P4" xml:id="id90" draw:id="id90" draw:layer="layout" svg:width="1.3cm" svg:height="1.2cm" svg:x="18.7cm" svg:y="0.2cm">
          <text:p text:style-name="P1"><text:span text:style-name="T3">1</text:span></text:p>
        </draw:ellipse>
        <draw:connector draw:style-name="gr12" draw:text-style-name="P1" draw:layer="layout" draw:type="line" svg:x1="22.45cm" svg:y1="2.9cm" svg:x2="25.95cm" svg:y2="1.4cm" draw:start-shape="id86" draw:start-glue-point="0" draw:end-shape="id87" draw:end-glue-point="2" svg:d="M22450 2900l3500-1500">
          <text:p/>
        </draw:connector>
        <draw:connector draw:style-name="gr14" draw:text-style-name="P1" draw:layer="layout" draw:type="line" svg:x1="22.45cm" svg:y1="4.1cm" svg:x2="26.05cm" svg:y2="5.5cm" draw:start-shape="id86" draw:start-glue-point="2" draw:end-shape="id88" draw:end-glue-point="0" svg:d="M22450 4100l3600 1400">
          <text:p/>
        </draw:connector>
        <draw:connector draw:style-name="gr14" draw:text-style-name="P1" draw:layer="layout" draw:type="line" svg:x1="22.45cm" svg:y1="4.1cm" svg:x2="19.35cm" svg:y2="5.5cm" draw:start-shape="id86" draw:start-glue-point="2" draw:end-shape="id89" draw:end-glue-point="0" svg:d="M22450 4100l-3100 1400">
          <text:p/>
        </draw:connector>
        <draw:connector draw:style-name="gr14" draw:text-style-name="P1" draw:layer="layout" draw:type="line" svg:x1="22.45cm" svg:y1="2.9cm" svg:x2="19.35cm" svg:y2="1.4cm" draw:start-shape="id86" draw:start-glue-point="0" draw:end-shape="id90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89" draw:start-glue-point="1" draw:end-shape="id88" draw:end-glue-point="3" svg:d="M20000 6100h5400">
          <text:p/>
        </draw:connector>
        <draw:connector draw:style-name="gr13" draw:text-style-name="P1" draw:layer="layout" draw:type="line" svg:x1="20cm" svg:y1="0.8cm" svg:x2="25.3cm" svg:y2="0.8cm" draw:start-shape="id90" draw:start-glue-point="1" draw:end-shape="id87" draw:end-glue-point="3" svg:d="M20000 800h5300">
          <text:p/>
        </draw:connector>
        <draw:rect draw:style-name="gr1" draw:text-style-name="P1" draw:layer="layout" svg:width="1.2cm" svg:height="1.4cm" svg:x="1.921cm" svg:y="10.093cm">
          <text:p text:style-name="P1">1</text:p>
        </draw:rect>
        <draw:rect draw:style-name="gr1" draw:text-style-name="P1" draw:layer="layout" svg:width="1.2cm" svg:height="1.4cm" svg:x="6.721cm" svg:y="10.093cm">
          <text:p text:style-name="P1">-</text:p>
        </draw:rect>
        <draw:rect draw:style-name="gr1" draw:text-style-name="P1" draw:layer="layout" svg:width="1.2cm" svg:height="1.4cm" svg:x="5.521cm" svg:y="10.093cm">
          <text:p text:style-name="P1">-</text:p>
        </draw:rect>
        <draw:rect draw:style-name="gr1" draw:text-style-name="P1" draw:layer="layout" svg:width="1.2cm" svg:height="1.4cm" svg:x="4.321cm" svg:y="10.093cm">
          <text:p text:style-name="P1">3</text:p>
        </draw:rect>
        <draw:rect draw:style-name="gr1" draw:text-style-name="P3" draw:layer="layout" svg:width="1.2cm" svg:height="1.4cm" svg:x="3.121cm" svg:y="10.093cm">
          <text:p text:style-name="P1"><text:span text:style-name="T2">2</text:span></text:p>
        </draw:rect>
        <draw:frame draw:style-name="gr3" draw:text-style-name="P2" draw:layer="layout" svg:width="1.213cm" svg:height="1.348cm" svg:x="0.563cm" svg:y="10.093cm">
          <draw:text-box>
            <text:p><text:span text:style-name="T1">F</text:span></text:p>
          </draw:text-box>
        </draw:frame>
      </draw:page>
      <draw:page draw:name="page7" draw:style-name="dp1" draw:master-page-name="Standard">
        <draw:g>
          <draw:rect draw:style-name="gr1" draw:text-style-name="P1" xml:id="id91" draw:id="id91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99" draw:id="id99" draw:layer="layout" svg:width="1.2cm" svg:height="1.4cm" svg:x="6.7cm" svg:y="0.6cm">
            <text:p text:style-name="P1">10</text:p>
          </draw:rect>
          <draw:rect draw:style-name="gr1" draw:text-style-name="P1" xml:id="id97" draw:id="id97" draw:layer="layout" svg:width="1.2cm" svg:height="1.4cm" svg:x="5.5cm" svg:y="0.6cm">
            <text:p text:style-name="P1">8</text:p>
          </draw:rect>
          <draw:rect draw:style-name="gr1" draw:text-style-name="P1" xml:id="id95" draw:id="id95" draw:layer="layout" svg:width="1.2cm" svg:height="1.4cm" svg:x="4.3cm" svg:y="0.6cm">
            <text:p text:style-name="P1">6</text:p>
          </draw:rect>
          <draw:rect draw:style-name="gr1" draw:text-style-name="P1" xml:id="id93" draw:id="id93" draw:layer="layout" svg:width="1.2cm" svg:height="1.4cm" svg:x="3.1cm" svg:y="0.6cm">
            <text:p text:style-name="P1">4</text:p>
          </draw:rect>
          <draw:rect draw:style-name="gr1" draw:text-style-name="P9" draw:layer="layout" svg:width="1.2cm" svg:height="1.4cm" svg:x="1.9cm" svg:y="5.4cm">
            <text:p text:style-name="P1"><text:span text:style-name="T8">4</text:span>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3" draw:layer="layout" svg:width="1.2cm" svg:height="1.4cm" svg:x="5.5cm" svg:y="5.4cm">
            <text:p text:style-name="P1"><text:span text:style-name="T2">-</text:span></text:p>
          </draw:rect>
          <draw:rect draw:style-name="gr1" draw:text-style-name="P8" draw:layer="layout" svg:width="1.2cm" svg:height="1.4cm" svg:x="4.3cm" svg:y="5.4cm">
            <text:p text:style-name="P1"><text:span text:style-name="T7">-</text:span></text:p>
          </draw:rect>
          <draw:rect draw:style-name="gr1" draw:text-style-name="P8" draw:layer="layout" svg:width="1.2cm" svg:height="1.4cm" svg:x="3.1cm" svg:y="5.4cm">
            <text:p text:style-name="P1"><text:span text:style-name="T7">-</text:span></text:p>
          </draw:rect>
          <draw:rect draw:style-name="gr1" draw:text-style-name="P3" draw:layer="layout" svg:width="1.2cm" svg:height="1.4cm" svg:x="15.1cm" svg:y="5.4cm">
            <text:p text:style-name="P1"><text:span text:style-name="T2">1</text:span></text:p>
          </draw:rect>
          <draw:rect draw:style-name="gr1" draw:text-style-name="P9" draw:layer="layout" svg:width="1.2cm" svg:height="1.4cm" svg:x="13.9cm" svg:y="5.4cm">
            <text:p text:style-name="P1"><text:span text:style-name="T8">0</text:span>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7" xml:id="id92" draw:id="id92" draw:layer="layout" svg:width="1.2cm" svg:height="1.4cm" svg:x="1.9cm" svg:y="2.5cm">
            <text:p text:style-name="P1"><text:span text:style-name="T6">1</text:span></text:p>
          </draw:rect>
          <draw:rect draw:style-name="gr1" draw:text-style-name="P1" xml:id="id100" draw:id="id100" draw:layer="layout" svg:width="1.2cm" svg:height="1.4cm" svg:x="6.7cm" svg:y="2.5cm">
            <text:p text:style-name="P1">2</text:p>
          </draw:rect>
          <draw:rect draw:style-name="gr1" draw:text-style-name="P1" xml:id="id98" draw:id="id98" draw:layer="layout" svg:width="1.2cm" svg:height="1.4cm" svg:x="5.5cm" svg:y="2.5cm">
            <text:p text:style-name="P1">2</text:p>
          </draw:rect>
          <draw:rect draw:style-name="gr1" draw:text-style-name="P1" xml:id="id96" draw:id="id96" draw:layer="layout" svg:width="1.2cm" svg:height="1.4cm" svg:x="4.3cm" svg:y="2.5cm">
            <text:p text:style-name="P1">2</text:p>
          </draw:rect>
          <draw:rect draw:style-name="gr1" draw:text-style-name="P1" xml:id="id94" draw:id="id94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91" draw:start-glue-point="2" draw:end-shape="id92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93" draw:start-glue-point="2" draw:end-shape="id94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95" draw:start-glue-point="2" draw:end-shape="id96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97" draw:start-glue-point="2" draw:end-shape="id98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99" draw:start-glue-point="2" draw:end-shape="id100" draw:end-glue-point="0" svg:d="M7300 2000v500">
            <text:p/>
          </draw:connector>
          <draw:rect draw:style-name="gr1" draw:text-style-name="P1" draw:layer="layout" svg:width="1.2cm" svg:height="1.4cm" svg:x="1.907cm" svg:y="7.993cm">
            <text:p text:style-name="P1">0</text:p>
          </draw:rect>
          <draw:rect draw:style-name="gr1" draw:text-style-name="P1" draw:layer="layout" svg:width="1.2cm" svg:height="1.4cm" svg:x="6.707cm" svg:y="7.993cm">
            <text:p text:style-name="P1">4</text:p>
          </draw:rect>
          <draw:rect draw:style-name="gr1" draw:text-style-name="P1" draw:layer="layout" svg:width="1.2cm" svg:height="1.4cm" svg:x="5.507cm" svg:y="7.993cm">
            <text:p text:style-name="P1">0</text:p>
          </draw:rect>
          <draw:rect draw:style-name="gr1" draw:text-style-name="P3" draw:layer="layout" svg:width="1.2cm" svg:height="1.4cm" svg:x="4.307cm" svg:y="7.993cm">
            <text:p text:style-name="P1"><text:span text:style-name="T2">0</text:span></text:p>
          </draw:rect>
          <draw:rect draw:style-name="gr1" draw:text-style-name="P3" draw:layer="layout" svg:width="1.2cm" svg:height="1.4cm" svg:x="3.107cm" svg:y="7.993cm">
            <text:p text:style-name="P1"><text:span text:style-name="T2">0</text:span></text:p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</draw:g>
        <draw:ellipse draw:style-name="gr9" draw:text-style-name="P4" xml:id="id101" draw:id="id101" draw:layer="layout" svg:width="1.3cm" svg:height="1.2cm" svg:x="21.8cm" svg:y="2.9cm">
          <text:p text:style-name="P1"><text:span text:style-name="T3">0</text:span></text:p>
        </draw:ellipse>
        <draw:ellipse draw:style-name="gr10" draw:text-style-name="P4" xml:id="id102" draw:id="id102" draw:layer="layout" svg:width="1.3cm" svg:height="1.2cm" svg:x="25.3cm" svg:y="0.2cm">
          <text:p text:style-name="P1"><text:span text:style-name="T3">4</text:span></text:p>
        </draw:ellipse>
        <draw:ellipse draw:style-name="gr1" draw:text-style-name="P4" xml:id="id104" draw:id="id104" draw:layer="layout" svg:width="1.3cm" svg:height="1.2cm" svg:x="18.7cm" svg:y="5.5cm">
          <text:p text:style-name="P1"><text:span text:style-name="T3">2</text:span></text:p>
        </draw:ellipse>
        <draw:ellipse draw:style-name="gr1" draw:text-style-name="P4" xml:id="id103" draw:id="id103" draw:layer="layout" svg:width="1.3cm" svg:height="1.2cm" svg:x="25.4cm" svg:y="5.5cm">
          <text:p text:style-name="P1"><text:span text:style-name="T3">3</text:span></text:p>
        </draw:ellipse>
        <draw:ellipse draw:style-name="gr1" draw:text-style-name="P4" xml:id="id105" draw:id="id105" draw:layer="layout" svg:width="1.3cm" svg:height="1.2cm" svg:x="18.7cm" svg:y="0.2cm">
          <text:p text:style-name="P1"><text:span text:style-name="T3">1</text:span></text:p>
        </draw:ellipse>
        <draw:connector draw:style-name="gr14" draw:text-style-name="P1" draw:layer="layout" draw:type="line" svg:x1="22.45cm" svg:y1="2.9cm" svg:x2="25.95cm" svg:y2="1.4cm" draw:start-shape="id101" draw:start-glue-point="0" draw:end-shape="id102" draw:end-glue-point="2" svg:d="M22450 2900l3500-1500">
          <text:p/>
        </draw:connector>
        <draw:connector draw:style-name="gr14" draw:text-style-name="P1" draw:layer="layout" draw:type="line" svg:x1="22.45cm" svg:y1="4.1cm" svg:x2="26.05cm" svg:y2="5.5cm" draw:start-shape="id101" draw:start-glue-point="2" draw:end-shape="id103" draw:end-glue-point="0" svg:d="M22450 4100l3600 1400">
          <text:p/>
        </draw:connector>
        <draw:connector draw:style-name="gr14" draw:text-style-name="P1" draw:layer="layout" draw:type="line" svg:x1="22.45cm" svg:y1="4.1cm" svg:x2="19.35cm" svg:y2="5.5cm" draw:start-shape="id101" draw:start-glue-point="2" draw:end-shape="id104" draw:end-glue-point="0" svg:d="M22450 4100l-3100 1400">
          <text:p/>
        </draw:connector>
        <draw:connector draw:style-name="gr14" draw:text-style-name="P1" draw:layer="layout" draw:type="line" svg:x1="22.45cm" svg:y1="2.9cm" svg:x2="19.35cm" svg:y2="1.4cm" draw:start-shape="id101" draw:start-glue-point="0" draw:end-shape="id105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104" draw:start-glue-point="1" draw:end-shape="id103" draw:end-glue-point="3" svg:d="M20000 6100h5400">
          <text:p/>
        </draw:connector>
        <draw:connector draw:style-name="gr13" draw:text-style-name="P1" draw:layer="layout" draw:type="line" svg:x1="20cm" svg:y1="0.8cm" svg:x2="25.3cm" svg:y2="0.8cm" draw:start-shape="id105" draw:start-glue-point="1" draw:end-shape="id102" draw:end-glue-point="3" svg:d="M20000 800h5300">
          <text:p/>
        </draw:connector>
        <draw:rect draw:style-name="gr1" draw:text-style-name="P1" draw:layer="layout" svg:width="1.2cm" svg:height="1.4cm" svg:x="1.921cm" svg:y="10.093cm">
          <text:p text:style-name="P1">1</text:p>
        </draw:rect>
        <draw:rect draw:style-name="gr1" draw:text-style-name="P1" draw:layer="layout" svg:width="1.2cm" svg:height="1.4cm" svg:x="6.721cm" svg:y="10.093cm">
          <text:p text:style-name="P1">-</text:p>
        </draw:rect>
        <draw:rect draw:style-name="gr1" draw:text-style-name="P1" draw:layer="layout" svg:width="1.2cm" svg:height="1.4cm" svg:x="5.521cm" svg:y="10.093cm">
          <text:p text:style-name="P1">-</text:p>
        </draw:rect>
        <draw:rect draw:style-name="gr1" draw:text-style-name="P1" draw:layer="layout" svg:width="1.2cm" svg:height="1.4cm" svg:x="4.321cm" svg:y="10.093cm">
          <text:p text:style-name="P1">3</text:p>
        </draw:rect>
        <draw:rect draw:style-name="gr1" draw:text-style-name="P3" draw:layer="layout" svg:width="1.2cm" svg:height="1.4cm" svg:x="3.121cm" svg:y="10.093cm">
          <text:p text:style-name="P1"><text:span text:style-name="T2">2</text:span></text:p>
        </draw:rect>
        <draw:frame draw:style-name="gr3" draw:text-style-name="P2" draw:layer="layout" svg:width="1.213cm" svg:height="1.348cm" svg:x="0.563cm" svg:y="10.093cm">
          <draw:text-box>
            <text:p><text:span text:style-name="T1">F</text:span></text:p>
          </draw:text-box>
        </draw:frame>
      </draw:page>
      <draw:page draw:name="page8" draw:style-name="dp1" draw:master-page-name="Standard">
        <draw:g>
          <draw:rect draw:style-name="gr1" draw:text-style-name="P1" xml:id="id106" draw:id="id106" draw:layer="layout" svg:width="1.2cm" svg:height="1.4cm" svg:x="1.9cm" svg:y="1.1cm">
            <text:p text:style-name="P1">0</text:p>
          </draw:rect>
          <draw:rect draw:style-name="gr1" draw:text-style-name="P1" draw:layer="layout" svg:width="1.2cm" svg:height="1.4cm" svg:x="7.9cm" svg:y="1.1cm">
            <text:p text:style-name="P1">13</text:p>
          </draw:rect>
          <draw:rect draw:style-name="gr1" draw:text-style-name="P1" xml:id="id114" draw:id="id114" draw:layer="layout" svg:width="1.2cm" svg:height="1.4cm" svg:x="6.7cm" svg:y="1.1cm">
            <text:p text:style-name="P1">10</text:p>
          </draw:rect>
          <draw:rect draw:style-name="gr1" draw:text-style-name="P1" xml:id="id112" draw:id="id112" draw:layer="layout" svg:width="1.2cm" svg:height="1.4cm" svg:x="5.5cm" svg:y="1.1cm">
            <text:p text:style-name="P1">8</text:p>
          </draw:rect>
          <draw:rect draw:style-name="gr1" draw:text-style-name="P1" xml:id="id110" draw:id="id110" draw:layer="layout" svg:width="1.2cm" svg:height="1.4cm" svg:x="4.3cm" svg:y="1.1cm">
            <text:p text:style-name="P1">6</text:p>
          </draw:rect>
          <draw:rect draw:style-name="gr1" draw:text-style-name="P1" xml:id="id108" draw:id="id108" draw:layer="layout" svg:width="1.2cm" svg:height="1.4cm" svg:x="3.1cm" svg:y="1.1cm">
            <text:p text:style-name="P1">4</text:p>
          </draw:rect>
          <draw:rect draw:style-name="gr1" draw:text-style-name="P1" draw:layer="layout" svg:width="1.2cm" svg:height="1.4cm" svg:x="1.9cm" svg:y="5.9cm">
            <text:p text:style-name="P1">1</text:p>
          </draw:rect>
          <draw:rect draw:style-name="gr1" draw:text-style-name="P1" draw:layer="layout" svg:width="1.2cm" svg:height="1.4cm" svg:x="10.3cm" svg:y="5.9cm">
            <text:p text:style-name="P1">2</text:p>
          </draw:rect>
          <draw:rect draw:style-name="gr1" draw:text-style-name="P1" draw:layer="layout" svg:width="1.2cm" svg:height="1.4cm" svg:x="9.1cm" svg:y="5.9cm">
            <text:p text:style-name="P1">0</text:p>
          </draw:rect>
          <draw:rect draw:style-name="gr1" draw:text-style-name="P1" draw:layer="layout" svg:width="1.2cm" svg:height="1.4cm" svg:x="7.9cm" svg:y="5.9cm">
            <text:p text:style-name="P1">4</text:p>
          </draw:rect>
          <draw:rect draw:style-name="gr1" draw:text-style-name="P1" draw:layer="layout" svg:width="1.2cm" svg:height="1.4cm" svg:x="6.7cm" svg:y="5.9cm">
            <text:p text:style-name="P1">0</text:p>
          </draw:rect>
          <draw:rect draw:style-name="gr1" draw:text-style-name="P1" draw:layer="layout" svg:width="1.2cm" svg:height="1.4cm" svg:x="5.5cm" svg:y="5.9cm">
            <text:p text:style-name="P1">4</text:p>
          </draw:rect>
          <draw:rect draw:style-name="gr1" draw:text-style-name="P1" draw:layer="layout" svg:width="1.2cm" svg:height="1.4cm" svg:x="4.3cm" svg:y="5.9cm">
            <text:p text:style-name="P1">3</text:p>
          </draw:rect>
          <draw:rect draw:style-name="gr1" draw:text-style-name="P1" draw:layer="layout" svg:width="1.2cm" svg:height="1.4cm" svg:x="3.1cm" svg:y="5.9cm">
            <text:p text:style-name="P1">2</text:p>
          </draw:rect>
          <draw:rect draw:style-name="gr1" draw:text-style-name="P1" draw:layer="layout" svg:width="1.2cm" svg:height="1.4cm" svg:x="15.1cm" svg:y="5.9cm">
            <text:p text:style-name="P1">1</text:p>
          </draw:rect>
          <draw:rect draw:style-name="gr1" draw:text-style-name="P1" draw:layer="layout" svg:width="1.2cm" svg:height="1.4cm" svg:x="13.9cm" svg:y="5.9cm">
            <text:p text:style-name="P1">0</text:p>
          </draw:rect>
          <draw:rect draw:style-name="gr1" draw:text-style-name="P1" draw:layer="layout" svg:width="1.2cm" svg:height="1.4cm" svg:x="12.7cm" svg:y="5.9cm">
            <text:p text:style-name="P1">2</text:p>
          </draw:rect>
          <draw:rect draw:style-name="gr1" draw:text-style-name="P1" draw:layer="layout" svg:width="1.2cm" svg:height="1.4cm" svg:x="11.5cm" svg:y="5.9cm">
            <text:p text:style-name="P1">0</text:p>
          </draw:rect>
          <draw:rect draw:style-name="gr1" draw:text-style-name="P1" xml:id="id107" draw:id="id107" draw:layer="layout" svg:width="1.2cm" svg:height="1.4cm" svg:x="1.9cm" svg:y="3cm">
            <text:p text:style-name="P1">4</text:p>
          </draw:rect>
          <draw:rect draw:style-name="gr1" draw:text-style-name="P1" xml:id="id115" draw:id="id115" draw:layer="layout" svg:width="1.2cm" svg:height="1.4cm" svg:x="6.7cm" svg:y="3cm">
            <text:p text:style-name="P1">2</text:p>
          </draw:rect>
          <draw:rect draw:style-name="gr1" draw:text-style-name="P1" xml:id="id113" draw:id="id113" draw:layer="layout" svg:width="1.2cm" svg:height="1.4cm" svg:x="5.5cm" svg:y="3cm">
            <text:p text:style-name="P1">2</text:p>
          </draw:rect>
          <draw:rect draw:style-name="gr1" draw:text-style-name="P1" xml:id="id111" draw:id="id111" draw:layer="layout" svg:width="1.2cm" svg:height="1.4cm" svg:x="4.3cm" svg:y="3cm">
            <text:p text:style-name="P1">2</text:p>
          </draw:rect>
          <draw:rect draw:style-name="gr1" draw:text-style-name="P1" xml:id="id109" draw:id="id109" draw:layer="layout" svg:width="1.2cm" svg:height="1.4cm" svg:x="3.1cm" svg:y="3cm">
            <text:p text:style-name="P1">2</text:p>
          </draw:rect>
          <draw:frame draw:style-name="gr2" draw:text-style-name="P2" draw:layer="layout" svg:width="1.158cm" svg:height="1.348cm" svg:x="0.542cm" svg:y="1.2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3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9cm">
            <draw:text-box>
              <text:p><text:span text:style-name="T1">E</text:span></text:p>
            </draw:text-box>
          </draw:frame>
          <draw:line draw:style-name="gr4" draw:text-style-name="P1" draw:layer="layout" svg:x1="1.9cm" svg:y1="4.4cm" svg:x2="1.9cm" svg:y2="5.9cm">
            <text:p/>
          </draw:line>
          <draw:line draw:style-name="gr4" draw:text-style-name="P1" draw:layer="layout" svg:x1="6.7cm" svg:y1="4.4cm" svg:x2="13.9cm" svg:y2="5.9cm">
            <text:p/>
          </draw:line>
          <draw:line draw:style-name="gr4" draw:text-style-name="P1" draw:layer="layout" svg:x1="5.5cm" svg:y1="4.4cm" svg:x2="11.5cm" svg:y2="5.9cm">
            <text:p/>
          </draw:line>
          <draw:line draw:style-name="gr4" draw:text-style-name="P1" draw:layer="layout" svg:x1="4.3cm" svg:y1="4.4cm" svg:x2="9.1cm" svg:y2="5.9cm">
            <text:p/>
          </draw:line>
          <draw:line draw:style-name="gr4" draw:text-style-name="P1" draw:layer="layout" svg:x1="3.1cm" svg:y1="4.4cm" svg:x2="6.7cm" svg:y2="5.9cm">
            <text:p/>
          </draw:line>
          <draw:line draw:style-name="gr4" draw:text-style-name="P1" draw:layer="layout" svg:x1="7.9cm" svg:y1="4.4cm" svg:x2="16.3cm" svg:y2="5.9cm">
            <text:p/>
          </draw:line>
          <draw:connector draw:style-name="gr4" draw:text-style-name="P1" draw:layer="layout" draw:type="line" svg:x1="2.5cm" svg:y1="2.5cm" svg:x2="2.5cm" svg:y2="3cm" draw:start-shape="id106" draw:start-glue-point="2" draw:end-shape="id107" draw:end-glue-point="0" svg:d="M2500 2500v500">
            <text:p/>
          </draw:connector>
          <draw:connector draw:style-name="gr4" draw:text-style-name="P1" draw:layer="layout" draw:type="line" svg:x1="3.7cm" svg:y1="2.5cm" svg:x2="3.7cm" svg:y2="3cm" draw:start-shape="id108" draw:start-glue-point="2" draw:end-shape="id109" draw:end-glue-point="0" svg:d="M3700 2500v500">
            <text:p/>
          </draw:connector>
          <draw:connector draw:style-name="gr4" draw:text-style-name="P1" draw:layer="layout" draw:type="line" svg:x1="4.9cm" svg:y1="2.5cm" svg:x2="4.9cm" svg:y2="3cm" draw:start-shape="id110" draw:start-glue-point="2" draw:end-shape="id111" draw:end-glue-point="0" svg:d="M4900 2500v500">
            <text:p/>
          </draw:connector>
          <draw:connector draw:style-name="gr4" draw:text-style-name="P1" draw:layer="layout" draw:type="line" svg:x1="6.1cm" svg:y1="2.5cm" svg:x2="6.1cm" svg:y2="3cm" draw:start-shape="id112" draw:start-glue-point="2" draw:end-shape="id113" draw:end-glue-point="0" svg:d="M6100 2500v500">
            <text:p/>
          </draw:connector>
          <draw:connector draw:style-name="gr4" draw:text-style-name="P1" draw:layer="layout" draw:type="line" svg:x1="7.3cm" svg:y1="2.5cm" svg:x2="7.3cm" svg:y2="3cm" draw:start-shape="id114" draw:start-glue-point="2" draw:end-shape="id115" draw:end-glue-point="0" svg:d="M7300 2500v500">
            <text:p/>
          </draw:connector>
        </draw:g>
        <draw:ellipse draw:style-name="gr15" draw:text-style-name="P4" xml:id="id116" draw:id="id116" draw:layer="layout" svg:width="1.3cm" svg:height="1.2cm" svg:x="21.8cm" svg:y="3.4cm">
          <text:p text:style-name="P1"><text:span text:style-name="T3">0</text:span></text:p>
        </draw:ellipse>
        <draw:ellipse draw:style-name="gr16" draw:text-style-name="P4" xml:id="id117" draw:id="id117" draw:layer="layout" svg:width="1.3cm" svg:height="1.2cm" svg:x="25.3cm" svg:y="0.7cm">
          <text:p text:style-name="P1"><text:span text:style-name="T3">4</text:span></text:p>
        </draw:ellipse>
        <draw:ellipse draw:style-name="gr1" draw:text-style-name="P4" xml:id="id119" draw:id="id119" draw:layer="layout" svg:width="1.3cm" svg:height="1.2cm" svg:x="18.7cm" svg:y="6cm">
          <text:p text:style-name="P1"><text:span text:style-name="T3">2</text:span></text:p>
        </draw:ellipse>
        <draw:ellipse draw:style-name="gr1" draw:text-style-name="P4" xml:id="id118" draw:id="id118" draw:layer="layout" svg:width="1.3cm" svg:height="1.2cm" svg:x="25.4cm" svg:y="6cm">
          <text:p text:style-name="P1"><text:span text:style-name="T3">3</text:span></text:p>
        </draw:ellipse>
        <draw:ellipse draw:style-name="gr1" draw:text-style-name="P4" xml:id="id120" draw:id="id120" draw:layer="layout" svg:width="1.3cm" svg:height="1.2cm" svg:x="18.7cm" svg:y="0.7cm">
          <text:p text:style-name="P1"><text:span text:style-name="T3">1</text:span></text:p>
        </draw:ellipse>
        <draw:connector draw:style-name="gr8" draw:text-style-name="P1" draw:layer="layout" draw:type="line" svg:x1="22.45cm" svg:y1="3.4cm" svg:x2="25.95cm" svg:y2="1.9cm" draw:start-shape="id116" draw:start-glue-point="0" draw:end-shape="id117" draw:end-glue-point="2" svg:d="M22450 3400l3500-1500">
          <text:p/>
        </draw:connector>
        <draw:connector draw:style-name="gr8" draw:text-style-name="P1" draw:layer="layout" draw:type="line" svg:x1="22.45cm" svg:y1="4.6cm" svg:x2="26.05cm" svg:y2="6cm" draw:start-shape="id116" draw:start-glue-point="2" draw:end-shape="id118" draw:end-glue-point="0" svg:d="M22450 4600l3600 1400">
          <text:p/>
        </draw:connector>
        <draw:connector draw:style-name="gr8" draw:text-style-name="P1" draw:layer="layout" draw:type="line" svg:x1="22.45cm" svg:y1="4.6cm" svg:x2="19.35cm" svg:y2="6cm" draw:start-shape="id116" draw:start-glue-point="2" draw:end-shape="id119" draw:end-glue-point="0" svg:d="M22450 4600l-3100 1400">
          <text:p/>
        </draw:connector>
        <draw:connector draw:style-name="gr8" draw:text-style-name="P1" draw:layer="layout" draw:type="line" svg:x1="22.45cm" svg:y1="3.4cm" svg:x2="19.35cm" svg:y2="1.9cm" draw:start-shape="id116" draw:start-glue-point="0" draw:end-shape="id120" draw:end-glue-point="2" svg:d="M22450 3400l-3100-1500">
          <text:p/>
        </draw:connector>
        <draw:connector draw:style-name="gr8" draw:text-style-name="P1" draw:layer="layout" draw:type="line" svg:x1="20cm" svg:y1="6.6cm" svg:x2="25.4cm" svg:y2="6.6cm" draw:start-shape="id119" draw:start-glue-point="1" draw:end-shape="id118" draw:end-glue-point="3" svg:d="M20000 6600h5400">
          <text:p/>
        </draw:connector>
        <draw:connector draw:style-name="gr8" draw:text-style-name="P1" draw:layer="layout" draw:type="line" svg:x1="20cm" svg:y1="1.3cm" svg:x2="25.3cm" svg:y2="1.3cm" draw:start-shape="id120" draw:start-glue-point="1" draw:end-shape="id117" draw:end-glue-point="3" svg:d="M20000 1300h5300">
          <text:p/>
        </draw:connector>
        <draw:g>
          <draw:rect draw:style-name="gr1" draw:text-style-name="P1" xml:id="id121" draw:id="id121" draw:layer="layout" svg:width="1.2cm" svg:height="1.4cm" svg:x="1.907cm" svg:y="9.5cm">
            <text:p text:style-name="P1">0</text:p>
          </draw:rect>
          <draw:rect draw:style-name="gr1" draw:text-style-name="P1" draw:layer="layout" svg:width="1.2cm" svg:height="1.4cm" svg:x="7.907cm" svg:y="9.5cm">
            <text:p text:style-name="P1">13</text:p>
          </draw:rect>
          <draw:rect draw:style-name="gr1" draw:text-style-name="P1" xml:id="id129" draw:id="id129" draw:layer="layout" svg:width="1.2cm" svg:height="1.4cm" svg:x="6.707cm" svg:y="9.5cm">
            <text:p text:style-name="P1">10</text:p>
          </draw:rect>
          <draw:rect draw:style-name="gr1" draw:text-style-name="P1" xml:id="id127" draw:id="id127" draw:layer="layout" svg:width="1.2cm" svg:height="1.4cm" svg:x="5.507cm" svg:y="9.5cm">
            <text:p text:style-name="P1">8</text:p>
          </draw:rect>
          <draw:rect draw:style-name="gr1" draw:text-style-name="P1" xml:id="id125" draw:id="id125" draw:layer="layout" svg:width="1.2cm" svg:height="1.4cm" svg:x="4.307cm" svg:y="9.5cm">
            <text:p text:style-name="P1">6</text:p>
          </draw:rect>
          <draw:rect draw:style-name="gr1" draw:text-style-name="P1" xml:id="id123" draw:id="id123" draw:layer="layout" svg:width="1.2cm" svg:height="1.4cm" svg:x="3.107cm" svg:y="9.5cm">
            <text:p text:style-name="P1">4</text:p>
          </draw:rect>
          <draw:rect draw:style-name="gr1" draw:text-style-name="P7" draw:layer="layout" svg:width="1.2cm" svg:height="1.4cm" svg:x="1.907cm" svg:y="14.3cm">
            <text:p text:style-name="P1"><text:span text:style-name="T6">2</text:span></text:p>
          </draw:rect>
          <draw:rect draw:style-name="gr1" draw:text-style-name="P1" draw:layer="layout" svg:width="1.2cm" svg:height="1.4cm" svg:x="10.307cm" svg:y="14.3cm">
            <text:p text:style-name="P1">2</text:p>
          </draw:rect>
          <draw:rect draw:style-name="gr1" draw:text-style-name="P1" draw:layer="layout" svg:width="1.2cm" svg:height="1.4cm" svg:x="9.107cm" svg:y="14.3cm">
            <text:p text:style-name="P1">0</text:p>
          </draw:rect>
          <draw:rect draw:style-name="gr1" draw:text-style-name="P1" draw:layer="layout" svg:width="1.2cm" svg:height="1.4cm" svg:x="7.907cm" svg:y="14.3cm">
            <text:p text:style-name="P1">4</text:p>
          </draw:rect>
          <draw:rect draw:style-name="gr1" draw:text-style-name="P1" draw:layer="layout" svg:width="1.2cm" svg:height="1.4cm" svg:x="6.707cm" svg:y="14.3cm">
            <text:p text:style-name="P1">0</text:p>
          </draw:rect>
          <draw:rect draw:style-name="gr1" draw:text-style-name="P10" draw:layer="layout" svg:width="1.2cm" svg:height="1.4cm" svg:x="5.507cm" svg:y="14.3cm">
            <text:p text:style-name="P1"><text:span text:style-name="T9"><text:s/></text:span><text:span text:style-name="T9">4 </text:span></text:p>
          </draw:rect>
          <draw:rect draw:style-name="gr1" draw:text-style-name="P10" draw:layer="layout" svg:width="1.2cm" svg:height="1.4cm" svg:x="4.307cm" svg:y="14.3cm">
            <text:p text:style-name="P1"><text:span text:style-name="T9"><text:s/></text:span><text:span text:style-name="T9">3 </text:span></text:p>
          </draw:rect>
          <draw:rect draw:style-name="gr1" draw:text-style-name="P7" draw:layer="layout" svg:width="1.2cm" svg:height="1.4cm" svg:x="3.107cm" svg:y="14.3cm">
            <text:p text:style-name="P1"><text:span text:style-name="T6">3</text:span></text:p>
          </draw:rect>
          <draw:rect draw:style-name="gr1" draw:text-style-name="P10" draw:layer="layout" svg:width="1.2cm" svg:height="1.4cm" svg:x="15.107cm" svg:y="14.3cm">
            <text:p text:style-name="P1"><text:span text:style-name="T9"><text:s/></text:span><text:span text:style-name="T9">1 </text:span></text:p>
          </draw:rect>
          <draw:rect draw:style-name="gr1" draw:text-style-name="P10" draw:layer="layout" svg:width="1.2cm" svg:height="1.4cm" svg:x="13.907cm" svg:y="14.3cm">
            <text:p text:style-name="P1"><text:span text:style-name="T9"><text:s/></text:span><text:span text:style-name="T9">0 </text:span></text:p>
          </draw:rect>
          <draw:rect draw:style-name="gr1" draw:text-style-name="P1" draw:layer="layout" svg:width="1.2cm" svg:height="1.4cm" svg:x="12.707cm" svg:y="14.3cm">
            <text:p text:style-name="P1">2</text:p>
          </draw:rect>
          <draw:rect draw:style-name="gr1" draw:text-style-name="P1" draw:layer="layout" svg:width="1.2cm" svg:height="1.4cm" svg:x="11.507cm" svg:y="14.3cm">
            <text:p text:style-name="P1">0</text:p>
          </draw:rect>
          <draw:rect draw:style-name="gr1" draw:text-style-name="P7" xml:id="id122" draw:id="id122" draw:layer="layout" svg:width="1.2cm" svg:height="1.4cm" svg:x="1.907cm" svg:y="11.4cm">
            <text:p text:style-name="P1"><text:span text:style-name="T6">2</text:span></text:p>
          </draw:rect>
          <draw:rect draw:style-name="gr1" draw:text-style-name="P7" xml:id="id130" draw:id="id130" draw:layer="layout" svg:width="1.2cm" svg:height="1.4cm" svg:x="6.707cm" svg:y="11.4cm">
            <text:p text:style-name="P1"><text:span text:style-name="T6">0</text:span></text:p>
          </draw:rect>
          <draw:rect draw:style-name="gr1" draw:text-style-name="P1" xml:id="id128" draw:id="id128" draw:layer="layout" svg:width="1.2cm" svg:height="1.4cm" svg:x="5.507cm" svg:y="11.4cm">
            <text:p text:style-name="P1">2</text:p>
          </draw:rect>
          <draw:rect draw:style-name="gr1" draw:text-style-name="P1" xml:id="id126" draw:id="id126" draw:layer="layout" svg:width="1.2cm" svg:height="1.4cm" svg:x="4.307cm" svg:y="11.4cm">
            <text:p text:style-name="P1">2</text:p>
          </draw:rect>
          <draw:rect draw:style-name="gr1" draw:text-style-name="P1" xml:id="id124" draw:id="id124" draw:layer="layout" svg:width="1.2cm" svg:height="1.4cm" svg:x="3.107cm" svg:y="11.4cm">
            <text:p text:style-name="P1">2</text:p>
          </draw:rect>
          <draw:frame draw:style-name="gr2" draw:text-style-name="P2" draw:layer="layout" svg:width="1.158cm" svg:height="1.348cm" svg:x="0.549cm" svg:y="9.6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9cm" svg:y="11.4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9cm" svg:y="14.3cm">
            <draw:text-box>
              <text:p><text:span text:style-name="T1">E</text:span></text:p>
            </draw:text-box>
          </draw:frame>
          <draw:line draw:style-name="gr4" draw:text-style-name="P1" draw:layer="layout" svg:x1="1.907cm" svg:y1="12.8cm" svg:x2="1.907cm" svg:y2="14.3cm">
            <text:p/>
          </draw:line>
          <draw:line draw:style-name="gr4" draw:text-style-name="P1" draw:layer="layout" svg:x1="6.707cm" svg:y1="12.8cm" svg:x2="13.907cm" svg:y2="14.3cm">
            <text:p/>
          </draw:line>
          <draw:line draw:style-name="gr4" draw:text-style-name="P1" draw:layer="layout" svg:x1="5.507cm" svg:y1="12.8cm" svg:x2="11.507cm" svg:y2="14.3cm">
            <text:p/>
          </draw:line>
          <draw:line draw:style-name="gr4" draw:text-style-name="P1" draw:layer="layout" svg:x1="4.307cm" svg:y1="12.8cm" svg:x2="9.107cm" svg:y2="14.3cm">
            <text:p/>
          </draw:line>
          <draw:line draw:style-name="gr4" draw:text-style-name="P1" draw:layer="layout" svg:x1="3.107cm" svg:y1="12.8cm" svg:x2="6.707cm" svg:y2="14.3cm">
            <text:p/>
          </draw:line>
          <draw:line draw:style-name="gr4" draw:text-style-name="P1" draw:layer="layout" svg:x1="7.907cm" svg:y1="12.8cm" svg:x2="16.307cm" svg:y2="14.3cm">
            <text:p/>
          </draw:line>
          <draw:connector draw:style-name="gr4" draw:text-style-name="P1" draw:layer="layout" draw:type="line" svg:x1="2.507cm" svg:y1="10.9cm" svg:x2="2.507cm" svg:y2="11.4cm" draw:start-shape="id121" draw:start-glue-point="2" draw:end-shape="id122" draw:end-glue-point="0" svg:d="M2507 10900v500">
            <text:p/>
          </draw:connector>
          <draw:connector draw:style-name="gr4" draw:text-style-name="P1" draw:layer="layout" draw:type="line" svg:x1="3.707cm" svg:y1="10.9cm" svg:x2="3.707cm" svg:y2="11.4cm" draw:start-shape="id123" draw:start-glue-point="2" draw:end-shape="id124" draw:end-glue-point="0" svg:d="M3707 10900v500">
            <text:p/>
          </draw:connector>
          <draw:connector draw:style-name="gr4" draw:text-style-name="P1" draw:layer="layout" draw:type="line" svg:x1="4.907cm" svg:y1="10.9cm" svg:x2="4.907cm" svg:y2="11.4cm" draw:start-shape="id125" draw:start-glue-point="2" draw:end-shape="id126" draw:end-glue-point="0" svg:d="M4907 10900v500">
            <text:p/>
          </draw:connector>
          <draw:connector draw:style-name="gr4" draw:text-style-name="P1" draw:layer="layout" draw:type="line" svg:x1="6.107cm" svg:y1="10.9cm" svg:x2="6.107cm" svg:y2="11.4cm" draw:start-shape="id127" draw:start-glue-point="2" draw:end-shape="id128" draw:end-glue-point="0" svg:d="M6107 10900v500">
            <text:p/>
          </draw:connector>
          <draw:connector draw:style-name="gr4" draw:text-style-name="P1" draw:layer="layout" draw:type="line" svg:x1="7.307cm" svg:y1="10.9cm" svg:x2="7.307cm" svg:y2="11.4cm" draw:start-shape="id129" draw:start-glue-point="2" draw:end-shape="id130" draw:end-glue-point="0" svg:d="M7307 10900v500">
            <text:p/>
          </draw:connector>
        </draw:g>
        <draw:ellipse draw:style-name="gr15" draw:text-style-name="P4" xml:id="id131" draw:id="id131" draw:layer="layout" svg:width="1.3cm" svg:height="1.2cm" svg:x="21.8cm" svg:y="11.9cm">
          <text:p text:style-name="P1"><text:span text:style-name="T3">0</text:span></text:p>
        </draw:ellipse>
        <draw:ellipse draw:style-name="gr16" draw:text-style-name="P4" xml:id="id132" draw:id="id132" draw:layer="layout" svg:width="1.3cm" svg:height="1.2cm" svg:x="25.3cm" svg:y="9.2cm">
          <text:p text:style-name="P1"><text:span text:style-name="T3">4</text:span></text:p>
        </draw:ellipse>
        <draw:ellipse draw:style-name="gr15" draw:text-style-name="P4" xml:id="id134" draw:id="id134" draw:layer="layout" svg:width="1.3cm" svg:height="1.2cm" svg:x="18.7cm" svg:y="14.5cm">
          <text:p text:style-name="P1"><text:span text:style-name="T3">2</text:span></text:p>
        </draw:ellipse>
        <draw:ellipse draw:style-name="gr15" draw:text-style-name="P4" xml:id="id133" draw:id="id133" draw:layer="layout" svg:width="1.3cm" svg:height="1.2cm" svg:x="25.4cm" svg:y="14.5cm">
          <text:p text:style-name="P1"><text:span text:style-name="T3">3</text:span></text:p>
        </draw:ellipse>
        <draw:ellipse draw:style-name="gr16" draw:text-style-name="P4" xml:id="id135" draw:id="id135" draw:layer="layout" svg:width="1.3cm" svg:height="1.2cm" svg:x="18.7cm" svg:y="9.2cm">
          <text:p text:style-name="P1"><text:span text:style-name="T3">1</text:span></text:p>
        </draw:ellipse>
        <draw:connector draw:style-name="gr17" draw:text-style-name="P1" draw:layer="layout" draw:type="line" svg:x1="22.45cm" svg:y1="11.9cm" svg:x2="25.95cm" svg:y2="10.4cm" draw:start-shape="id131" draw:start-glue-point="0" draw:end-shape="id132" draw:end-glue-point="2" svg:d="M22450 11900l3500-1500">
          <text:p/>
        </draw:connector>
        <draw:connector draw:style-name="gr17" draw:text-style-name="P1" draw:layer="layout" draw:type="line" svg:x1="22.45cm" svg:y1="13.1cm" svg:x2="26.05cm" svg:y2="14.5cm" draw:start-shape="id131" draw:start-glue-point="2" draw:end-shape="id133" draw:end-glue-point="0" svg:d="M22450 13100l3600 1400">
          <text:p/>
        </draw:connector>
        <draw:connector draw:style-name="gr17" draw:text-style-name="P1" draw:layer="layout" draw:type="line" svg:x1="22.45cm" svg:y1="13.1cm" svg:x2="19.35cm" svg:y2="14.5cm" draw:start-shape="id131" draw:start-glue-point="2" draw:end-shape="id134" draw:end-glue-point="0" svg:d="M22450 13100l-3100 1400">
          <text:p/>
        </draw:connector>
        <draw:connector draw:style-name="gr17" draw:text-style-name="P1" draw:layer="layout" draw:type="line" svg:x1="22.45cm" svg:y1="11.9cm" svg:x2="19.35cm" svg:y2="10.4cm" draw:start-shape="id131" draw:start-glue-point="0" draw:end-shape="id135" draw:end-glue-point="2" svg:d="M22450 11900l-3100-1500">
          <text:p/>
        </draw:connector>
        <draw:connector draw:style-name="gr8" draw:text-style-name="P1" draw:layer="layout" draw:type="line" svg:x1="20cm" svg:y1="15.1cm" svg:x2="25.4cm" svg:y2="15.1cm" draw:start-shape="id134" draw:start-glue-point="1" draw:end-shape="id133" draw:end-glue-point="3" svg:d="M20000 15100h5400">
          <text:p/>
        </draw:connector>
        <draw:connector draw:style-name="gr17" draw:text-style-name="P1" draw:layer="layout" draw:type="line" svg:x1="20cm" svg:y1="9.8cm" svg:x2="25.3cm" svg:y2="9.8cm" draw:start-shape="id135" draw:start-glue-point="1" draw:end-shape="id132" draw:end-glue-point="3" svg:d="M20000 9800h5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olger Ebhart</meta:initial-creator>
    <meta:creation-date>2017-02-02T17:56:04.14</meta:creation-date>
    <dc:date>2017-02-06T07:55:35.49</dc:date>
    <dc:creator>Holger Ebhart</dc:creator>
    <meta:editing-duration>PT3H52M54S</meta:editing-duration>
    <meta:editing-cycles>22</meta:editing-cycles>
    <meta:generator>OpenOffice/4.1.3$Win32 OpenOffice.org_project/413m1$Build-9783</meta:generator>
    <meta:document-statistic meta:object-count="536"/>
  </office:meta>
</office:document-meta>
</file>

<file path=Object 1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10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11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2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3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4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5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6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7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8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9/content.xml><?xml version="1.0" encoding="utf-8"?>
<math xmlns="http://www.w3.org/1998/Math/MathML">
  <semantics>
    <mrow>
      <mo stretchy="false">∞</mo>
    </mrow>
    <annotation encoding="StarMath 5.0">infty
</annotation>
  </semantics>
</math>
</file>